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76.54" calcext:value-type="float">
            <text:p>76.54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443.932" calcext:value-type="float">
            <text:p>443.9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574.41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2]-[.P2]" office:value-type="float" office:value="0.0250000000000909" calcext:value-type="float">
            <text:p>0.03</text:p>
          </table:table-cell>
          <table:table-cell table:formula="of:=([.P2]-([.F2]+[.N2]))" office:value-type="float" office:value="443.907" calcext:value-type="float">
            <text:p>443.91</text:p>
          </table:table-cell>
          <table:table-cell table:formula="of:=[.R2]/INTERNAL_40" office:value-type="float" office:value="70.4614285714286" calcext:value-type="float">
            <text:p>70.46</text:p>
          </table:table-cell>
          <table:table-cell table:formula="of:=[.R2]/EXTERNAL_40" office:value-type="float" office:value="76.5356896551724" calcext:value-type="float">
            <text:p>76.54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77.29" calcext:value-type="float">
            <text:p>77.29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448.282" calcext:value-type="float">
            <text:p>448.28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574.366" calcext:value-type="float">
            <text:p>574.3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3]-[.P3]" office:value-type="float" office:value="-0.0190000000000055" calcext:value-type="float">
            <text:p>-0.02</text:p>
          </table:table-cell>
          <table:table-cell table:formula="of:=([.P3]-([.F3]+[.N3]))" office:value-type="float" office:value="448.301" calcext:value-type="float">
            <text:p>448.30</text:p>
          </table:table-cell>
          <table:table-cell table:formula="of:=[.R3]/INTERNAL_40" office:value-type="float" office:value="71.1588888888889" calcext:value-type="float">
            <text:p>71.16</text:p>
          </table:table-cell>
          <table:table-cell table:formula="of:=[.R3]/EXTERNAL_40" office:value-type="float" office:value="77.293275862069" calcext:value-type="float">
            <text:p>77.29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78.15" calcext:value-type="float">
            <text:p>78.15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453.27" calcext:value-type="float">
            <text:p>453.27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574.407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4]-[.P4]" office:value-type="float" office:value="0.0220000000000482" calcext:value-type="float">
            <text:p>0.02</text:p>
          </table:table-cell>
          <table:table-cell table:formula="of:=([.P4]-([.F4]+[.N4]))" office:value-type="float" office:value="453.248" calcext:value-type="float">
            <text:p>453.25</text:p>
          </table:table-cell>
          <table:table-cell table:formula="of:=[.R4]/INTERNAL_40" office:value-type="float" office:value="71.944126984127" calcext:value-type="float">
            <text:p>71.94</text:p>
          </table:table-cell>
          <table:table-cell table:formula="of:=[.R4]/EXTERNAL_40" office:value-type="float" office:value="78.1462068965517" calcext:value-type="float">
            <text:p>78.1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76.58" calcext:value-type="float">
            <text:p>76.58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444.164" calcext:value-type="float">
            <text:p>444.16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574.414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5]-[.P5]" office:value-type="float" office:value="0.0289999999999964" calcext:value-type="float">
            <text:p>0.03</text:p>
          </table:table-cell>
          <table:table-cell table:formula="of:=([.P5]-([.F5]+[.N5]))" office:value-type="float" office:value="444.135" calcext:value-type="float">
            <text:p>444.14</text:p>
          </table:table-cell>
          <table:table-cell table:formula="of:=[.R5]/INTERNAL_40" office:value-type="float" office:value="70.4976190476191" calcext:value-type="float">
            <text:p>70.50</text:p>
          </table:table-cell>
          <table:table-cell table:formula="of:=[.R5]/EXTERNAL_40" office:value-type="float" office:value="76.575" calcext:value-type="float">
            <text:p>76.58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6]-[.P6]" office:value-type="float" office:value="1.6558" calcext:value-type="float">
            <text:p>1.66</text:p>
          </table:table-cell>
          <table:table-cell table:formula="of:=([.P6]-([.F6]+[.N6]))" office:value-type="float" office:value="471.195" calcext:value-type="float">
            <text:p>471.20</text:p>
          </table:table-cell>
          <table:table-cell table:formula="of:=[.R6]/INTERNAL_40" office:value-type="float" office:value="74.7928571428571" calcext:value-type="float">
            <text:p>74.79</text:p>
          </table:table-cell>
          <table:table-cell table:formula="of:=[.R6]/EXTERNAL_40" office:value-type="float" office:value="81.2405172413793" calcext:value-type="float">
            <text:p>81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80.61" calcext:value-type="float">
            <text:p>80.61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67.538" calcext:value-type="float">
            <text:p>467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73.9915" calcext:value-type="float">
            <text:p>573.9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7]-[.P7]" office:value-type="float" office:value="-0.393500000000017" calcext:value-type="float">
            <text:p>-0.39</text:p>
          </table:table-cell>
          <table:table-cell table:formula="of:=([.P7]-([.F7]+[.N7]))" office:value-type="float" office:value="467.9315" calcext:value-type="float">
            <text:p>467.93</text:p>
          </table:table-cell>
          <table:table-cell table:formula="of:=[.R7]/INTERNAL_40" office:value-type="float" office:value="74.2748412698413" calcext:value-type="float">
            <text:p>74.27</text:p>
          </table:table-cell>
          <table:table-cell table:formula="of:=[.R7]/EXTERNAL_40" office:value-type="float" office:value="80.6778448275862" calcext:value-type="float">
            <text:p>80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76.378" calcext:value-type="float">
            <text:p>76.38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442.9924" calcext:value-type="float">
            <text:p>442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74.5674" calcext:value-type="float">
            <text:p>574.5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8]-[.P8]" office:value-type="float" office:value="0.18240000000003" calcext:value-type="float">
            <text:p>0.18</text:p>
          </table:table-cell>
          <table:table-cell table:formula="of:=([.P8]-([.F8]+[.N8]))" office:value-type="float" office:value="442.81" calcext:value-type="float">
            <text:p>442.81</text:p>
          </table:table-cell>
          <table:table-cell table:formula="of:=[.R8]/INTERNAL_40" office:value-type="float" office:value="70.2873015873016" calcext:value-type="float">
            <text:p>70.29</text:p>
          </table:table-cell>
          <table:table-cell table:formula="of:=[.R8]/EXTERNAL_40" office:value-type="float" office:value="76.3465517241379" calcext:value-type="float">
            <text:p>76.35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76.332" calcext:value-type="float">
            <text:p>76.33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42.7256" calcext:value-type="float">
            <text:p>442.7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74.5076" calcext:value-type="float">
            <text:p>574.5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9]-[.P9]" office:value-type="float" office:value="0.12259999999992" calcext:value-type="float">
            <text:p>0.12</text:p>
          </table:table-cell>
          <table:table-cell table:formula="of:=([.P9]-([.F9]+[.N9]))" office:value-type="float" office:value="442.603" calcext:value-type="float">
            <text:p>442.60</text:p>
          </table:table-cell>
          <table:table-cell table:formula="of:=[.R9]/INTERNAL_40" office:value-type="float" office:value="70.2544444444444" calcext:value-type="float">
            <text:p>70.25</text:p>
          </table:table-cell>
          <table:table-cell table:formula="of:=[.R9]/EXTERNAL_40" office:value-type="float" office:value="76.3108620689655" calcext:value-type="float">
            <text:p>76.31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76.33" calcext:value-type="float">
            <text:p>76.33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442.714" calcext:value-type="float">
            <text:p>442.71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574.386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0]-[.P10]" office:value-type="float" office:value="0.000999999999976353" calcext:value-type="float">
            <text:p>0.00</text:p>
          </table:table-cell>
          <table:table-cell table:formula="of:=([.P10]-([.F10]+[.N10]))" office:value-type="float" office:value="442.713" calcext:value-type="float">
            <text:p>442.71</text:p>
          </table:table-cell>
          <table:table-cell table:formula="of:=[.R10]/INTERNAL_40" office:value-type="float" office:value="70.2719047619048" calcext:value-type="float">
            <text:p>70.27</text:p>
          </table:table-cell>
          <table:table-cell table:formula="of:=[.R10]/EXTERNAL_40" office:value-type="float" office:value="76.3298275862069" calcext:value-type="float">
            <text:p>76.33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82.995" calcext:value-type="float">
            <text:p>83.00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56.4725" calcext:value-type="float">
            <text:p>456.4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74.385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63.12" calcext:value-type="float">
            <text:p>63.12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66.096" calcext:value-type="float">
            <text:p>366.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99.827" calcext:value-type="float">
            <text:p>499.83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2]-[.P12]" office:value-type="float" office:value="0.692999999999984" calcext:value-type="float">
            <text:p>0.69</text:p>
          </table:table-cell>
          <table:table-cell table:formula="of:=([.P12]-([.F12]+[.N12]))" office:value-type="float" office:value="365.403" calcext:value-type="float">
            <text:p>365.40</text:p>
          </table:table-cell>
          <table:table-cell table:formula="of:=[.R12]/INTERNAL_40" office:value-type="float" office:value="58.0004761904762" calcext:value-type="float">
            <text:p>58.00</text:p>
          </table:table-cell>
          <table:table-cell table:formula="of:=[.R12]/EXTERNAL_40" office:value-type="float" office:value="63.0005172413793" calcext:value-type="float">
            <text:p>63.00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67.429" calcext:value-type="float">
            <text:p>67.4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91.0882" calcext:value-type="float">
            <text:p>391.09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99.2662" calcext:value-type="float">
            <text:p>499.27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3]-[.P13]" office:value-type="float" office:value="0.132200000000012" calcext:value-type="float">
            <text:p>0.13</text:p>
          </table:table-cell>
          <table:table-cell table:formula="of:=([.P13]-([.F13]+[.N13]))" office:value-type="float" office:value="390.956" calcext:value-type="float">
            <text:p>390.96</text:p>
          </table:table-cell>
          <table:table-cell table:formula="of:=[.R13]/INTERNAL_40" office:value-type="float" office:value="62.0565079365079" calcext:value-type="float">
            <text:p>62.06</text:p>
          </table:table-cell>
          <table:table-cell table:formula="of:=[.R13]/EXTERNAL_40" office:value-type="float" office:value="67.4062068965517" calcext:value-type="float">
            <text:p>67.41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63.576" calcext:value-type="float">
            <text:p>63.58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368.7408" calcext:value-type="float">
            <text:p>368.74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501.2148" calcext:value-type="float">
            <text:p>501.21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4]-[.P14]" office:value-type="float" office:value="2.08080000000001" calcext:value-type="float">
            <text:p>2.08</text:p>
          </table:table-cell>
          <table:table-cell table:formula="of:=([.P14]-([.F14]+[.N14]))" office:value-type="float" office:value="366.66" calcext:value-type="float">
            <text:p>366.66</text:p>
          </table:table-cell>
          <table:table-cell table:formula="of:=[.R14]/INTERNAL_40" office:value-type="float" office:value="58.2" calcext:value-type="float">
            <text:p>58.20</text:p>
          </table:table-cell>
          <table:table-cell table:formula="of:=[.R14]/EXTERNAL_40" office:value-type="float" office:value="63.2172413793104" calcext:value-type="float">
            <text:p>63.22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65.74" calcext:value-type="float">
            <text:p>65.74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381.292" calcext:value-type="float">
            <text:p>381.29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99.808" calcext:value-type="float">
            <text:p>499.81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5]-[.P15]" office:value-type="float" office:value="0.673999999999978" calcext:value-type="float">
            <text:p>0.67</text:p>
          </table:table-cell>
          <table:table-cell table:formula="of:=([.P15]-([.F15]+[.N15]))" office:value-type="float" office:value="380.618" calcext:value-type="float">
            <text:p>380.62</text:p>
          </table:table-cell>
          <table:table-cell table:formula="of:=[.R15]/INTERNAL_40" office:value-type="float" office:value="60.4155555555556" calcext:value-type="float">
            <text:p>60.42</text:p>
          </table:table-cell>
          <table:table-cell table:formula="of:=[.R15]/EXTERNAL_40" office:value-type="float" office:value="65.6237931034483" calcext:value-type="float">
            <text:p>65.62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3.241" calcext:value-type="float">
            <text:p>63.24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6.7978" calcext:value-type="float">
            <text:p>366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9.8908" calcext:value-type="float">
            <text:p>499.89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6]-[.P16]" office:value-type="float" office:value="0.756799999999998" calcext:value-type="float">
            <text:p>0.76</text:p>
          </table:table-cell>
          <table:table-cell table:formula="of:=([.P16]-([.F16]+[.N16]))" office:value-type="float" office:value="366.041" calcext:value-type="float">
            <text:p>366.04</text:p>
          </table:table-cell>
          <table:table-cell table:formula="of:=[.R16]/INTERNAL_40" office:value-type="float" office:value="58.101746031746" calcext:value-type="float">
            <text:p>58.10</text:p>
          </table:table-cell>
          <table:table-cell table:formula="of:=[.R16]/EXTERNAL_40" office:value-type="float" office:value="63.1105172413793" calcext:value-type="float">
            <text:p>63.1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3.914" calcext:value-type="float">
            <text:p>63.9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70.7012" calcext:value-type="float">
            <text:p>370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99.8942" calcext:value-type="float">
            <text:p>499.89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7]-[.P17]" office:value-type="float" office:value="0.760199999999998" calcext:value-type="float">
            <text:p>0.76</text:p>
          </table:table-cell>
          <table:table-cell table:formula="of:=([.P17]-([.F17]+[.N17]))" office:value-type="float" office:value="369.941" calcext:value-type="float">
            <text:p>369.94</text:p>
          </table:table-cell>
          <table:table-cell table:formula="of:=[.R17]/INTERNAL_40" office:value-type="float" office:value="58.7207936507937" calcext:value-type="float">
            <text:p>58.72</text:p>
          </table:table-cell>
          <table:table-cell table:formula="of:=[.R17]/EXTERNAL_40" office:value-type="float" office:value="63.7829310344828" calcext:value-type="float">
            <text:p>63.78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574.385" calcext:value-type="float">
            <text:p>574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9.177" calcext:value-type="float">
            <text:p>59.18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43.2266" calcext:value-type="float">
            <text:p>343.2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99.8586" calcext:value-type="float">
            <text:p>499.86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8]-[.P18]" office:value-type="float" office:value="0.724600000000009" calcext:value-type="float">
            <text:p>0.72</text:p>
          </table:table-cell>
          <table:table-cell table:formula="of:=([.P18]-([.F18]+[.N18]))" office:value-type="float" office:value="342.502" calcext:value-type="float">
            <text:p>342.50</text:p>
          </table:table-cell>
          <table:table-cell table:formula="of:=[.R18]/INTERNAL_40" office:value-type="float" office:value="54.3653968253968" calcext:value-type="float">
            <text:p>54.37</text:p>
          </table:table-cell>
          <table:table-cell table:formula="of:=[.R18]/EXTERNAL_40" office:value-type="float" office:value="59.0520689655172" calcext:value-type="float">
            <text:p>59.05</text:p>
          </table:table-cell>
          <table:table-cell table:number-columns-repeated="3"/>
          <table:table-cell table:style-name="ce1" office:value-type="string" calcext:value-type="string">
            <text:p>Fastest DQS</text:p>
          </table:table-cell>
          <table:table-cell table:formula="of:=MIN(DQS0;DQS1;DQS2;DQS3;DQS4;DQS5;DQS6;DQS7)" office:value-type="float" office:value="432.258" calcext:value-type="float">
            <text:p>43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61.869" calcext:value-type="float">
            <text:p>61.87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58.8402" calcext:value-type="float">
            <text:p>358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99.9762" calcext:value-type="float">
            <text:p>499.98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19]-[.P19]" office:value-type="float" office:value="0.842199999999991" calcext:value-type="float">
            <text:p>0.84</text:p>
          </table:table-cell>
          <table:table-cell table:formula="of:=([.P19]-([.F19]+[.N19]))" office:value-type="float" office:value="357.998" calcext:value-type="float">
            <text:p>358.00</text:p>
          </table:table-cell>
          <table:table-cell table:formula="of:=[.R19]/INTERNAL_40" office:value-type="float" office:value="56.8250793650794" calcext:value-type="float">
            <text:p>56.83</text:p>
          </table:table-cell>
          <table:table-cell table:formula="of:=[.R19]/EXTERNAL_40" office:value-type="float" office:value="61.7237931034483" calcext:value-type="float">
            <text:p>61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63.015" calcext:value-type="float">
            <text:p>63.02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65.487" calcext:value-type="float">
            <text:p>36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500.177" calcext:value-type="float">
            <text:p>500.18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20]-[.P20]" office:value-type="float" office:value="1.04300000000001" calcext:value-type="float">
            <text:p>1.04</text:p>
          </table:table-cell>
          <table:table-cell table:formula="of:=([.P20]-([.F20]+[.N20]))" office:value-type="float" office:value="364.444" calcext:value-type="float">
            <text:p>364.44</text:p>
          </table:table-cell>
          <table:table-cell table:formula="of:=[.R20]/INTERNAL_40" office:value-type="float" office:value="57.848253968254" calcext:value-type="float">
            <text:p>57.85</text:p>
          </table:table-cell>
          <table:table-cell table:formula="of:=[.R20]/EXTERNAL_40" office:value-type="float" office:value="62.8351724137931" calcext:value-type="float">
            <text:p>62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67.626" calcext:value-type="float">
            <text:p>67.63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371.943" calcext:value-type="float">
            <text:p>371.94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99.134" calcext:value-type="float">
            <text:p>499.13</text:p>
          </table:table-cell>
          <table:table-cell table:formula="of:=DQS1" office:value-type="float" office:value="499.134" calcext:value-type="float">
            <text:p>499.13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60.41" calcext:value-type="float">
            <text:p>60.41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350.378" calcext:value-type="float">
            <text:p>350.3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479.568" calcext:value-type="float">
            <text:p>479.57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2]-[.P22]" office:value-type="float" office:value="2.82299999999998" calcext:value-type="float">
            <text:p>2.82</text:p>
          </table:table-cell>
          <table:table-cell table:formula="of:=([.P22]-([.F22]+[.N22]))" office:value-type="float" office:value="347.555" calcext:value-type="float">
            <text:p>347.56</text:p>
          </table:table-cell>
          <table:table-cell table:formula="of:=[.R22]/INTERNAL_40" office:value-type="float" office:value="55.1674603174603" calcext:value-type="float">
            <text:p>55.17</text:p>
          </table:table-cell>
          <table:table-cell table:formula="of:=[.R22]/EXTERNAL_40" office:value-type="float" office:value="59.923275862069" calcext:value-type="float">
            <text:p>59.92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 office:value-type="float" office:value="54.71" calcext:value-type="float">
            <text:p>54.71</text:p>
          </table:table-cell>
          <table:table-cell table:style-name="ce12"/>
          <table:table-cell table:style-name="ce12" table:formula="of:=[.G23]*INTERNAL_40" office:value-type="float" office:value="344.673" calcext:value-type="float">
            <text:p>344.67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3]+VIA_13*[.L23]+VIA_16*[.M23]" office:value-type="float" office:value="21.8" calcext:value-type="float">
            <text:p>21.8</text:p>
          </table:table-cell>
          <table:table-cell table:style-name="ce12" table:formula="of:=[.I23]+[.J23]+[.N23]+[.F23]" office:value-type="float" office:value="476.753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3]-[.P23]" office:value-type="float" office:value="0.0080000000000382" calcext:value-type="float">
            <text:p>0.01</text:p>
          </table:table-cell>
          <table:table-cell table:formula="of:=([.P23]-([.F23]+[.N23]))" office:value-type="float" office:value="344.665" calcext:value-type="float">
            <text:p>344.67</text:p>
          </table:table-cell>
          <table:table-cell table:formula="of:=[.R23]/INTERNAL_40" office:value-type="float" office:value="54.7087301587302" calcext:value-type="float">
            <text:p>54.71</text:p>
          </table:table-cell>
          <table:table-cell table:formula="of:=[.R23]/EXTERNAL_40" office:value-type="float" office:value="59.425" calcext:value-type="float">
            <text:p>59.43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66.36" calcext:value-type="float">
            <text:p>66.3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384.888" calcext:value-type="float">
            <text:p>384.8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476.722" calcext:value-type="float">
            <text:p>476.72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4]-[.P24]" office:value-type="float" office:value="-0.0230000000000246" calcext:value-type="float">
            <text:p>-0.02</text:p>
          </table:table-cell>
          <table:table-cell table:formula="of:=([.P24]-([.F24]+[.N24]))" office:value-type="float" office:value="384.911" calcext:value-type="float">
            <text:p>384.91</text:p>
          </table:table-cell>
          <table:table-cell table:formula="of:=[.R24]/INTERNAL_40" office:value-type="float" office:value="61.0969841269841" calcext:value-type="float">
            <text:p>61.10</text:p>
          </table:table-cell>
          <table:table-cell table:formula="of:=[.R24]/EXTERNAL_40" office:value-type="float" office:value="66.3639655172414" calcext:value-type="float">
            <text:p>6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66.531" calcext:value-type="float">
            <text:p>66.53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385.8798" calcext:value-type="float">
            <text:p>385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477.1558" calcext:value-type="float">
            <text:p>477.16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5]-[.P25]" office:value-type="float" office:value="0.410800000000052" calcext:value-type="float">
            <text:p>0.41</text:p>
          </table:table-cell>
          <table:table-cell table:formula="of:=([.P25]-([.F25]+[.N25]))" office:value-type="float" office:value="385.469" calcext:value-type="float">
            <text:p>385.47</text:p>
          </table:table-cell>
          <table:table-cell table:formula="of:=[.R25]/INTERNAL_40" office:value-type="float" office:value="61.1855555555556" calcext:value-type="float">
            <text:p>61.19</text:p>
          </table:table-cell>
          <table:table-cell table:formula="of:=[.R25]/EXTERNAL_40" office:value-type="float" office:value="66.4601724137931" calcext:value-type="float">
            <text:p>66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 office:value-type="float" office:value="55.988" calcext:value-type="float">
            <text:p>55.99</text:p>
          </table:table-cell>
          <table:table-cell table:style-name="ce12"/>
          <table:table-cell table:style-name="ce12" table:formula="of:=[.G26]*INTERNAL_40" office:value-type="float" office:value="352.7244" calcext:value-type="float">
            <text:p>352.72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6]+VIA_13*[.L26]+VIA_16*[.M26]" office:value-type="float" office:value="21.8" calcext:value-type="float">
            <text:p>21.8</text:p>
          </table:table-cell>
          <table:table-cell table:style-name="ce12" table:formula="of:=[.I26]+[.J26]+[.N26]+[.F26]" office:value-type="float" office:value="479.6424" calcext:value-type="float">
            <text:p>479.6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6]-[.P26]" office:value-type="float" office:value="2.8974" calcext:value-type="float">
            <text:p>2.90</text:p>
          </table:table-cell>
          <table:table-cell table:formula="of:=([.P26]-([.F26]+[.N26]))" office:value-type="float" office:value="349.827" calcext:value-type="float">
            <text:p>349.83</text:p>
          </table:table-cell>
          <table:table-cell table:formula="of:=[.R26]/INTERNAL_40" office:value-type="float" office:value="55.5280952380952" calcext:value-type="float">
            <text:p>55.53</text:p>
          </table:table-cell>
          <table:table-cell table:formula="of:=[.R26]/EXTERNAL_40" office:value-type="float" office:value="60.315" calcext:value-type="float">
            <text:p>60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 office:value-type="float" office:value="55.384" calcext:value-type="float">
            <text:p>55.38</text:p>
          </table:table-cell>
          <table:table-cell table:style-name="ce12"/>
          <table:table-cell table:style-name="ce12" table:formula="of:=[.G27]*INTERNAL_40" office:value-type="float" office:value="348.9192" calcext:value-type="float">
            <text:p>348.92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7]+VIA_13*[.L27]+VIA_16*[.M27]" office:value-type="float" office:value="21.8" calcext:value-type="float">
            <text:p>21.8</text:p>
          </table:table-cell>
          <table:table-cell table:style-name="ce12" table:formula="of:=[.I27]+[.J27]+[.N27]+[.F27]" office:value-type="float" office:value="480.5422" calcext:value-type="float">
            <text:p>480.5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7]-[.P27]" office:value-type="float" office:value="3.79719999999998" calcext:value-type="float">
            <text:p>3.80</text:p>
          </table:table-cell>
          <table:table-cell table:formula="of:=([.P27]-([.F27]+[.N27]))" office:value-type="float" office:value="345.122" calcext:value-type="float">
            <text:p>345.12</text:p>
          </table:table-cell>
          <table:table-cell table:formula="of:=[.R27]/INTERNAL_40" office:value-type="float" office:value="54.7812698412698" calcext:value-type="float">
            <text:p>54.78</text:p>
          </table:table-cell>
          <table:table-cell table:formula="of:=[.R27]/EXTERNAL_40" office:value-type="float" office:value="59.5037931034483" calcext:value-type="float">
            <text:p>59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62.286" calcext:value-type="float">
            <text:p>62.29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61.2588" calcext:value-type="float">
            <text:p>361.2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79.8408" calcext:value-type="float">
            <text:p>479.8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8]-[.P28]" office:value-type="float" office:value="3.0958" calcext:value-type="float">
            <text:p>3.10</text:p>
          </table:table-cell>
          <table:table-cell table:formula="of:=([.P28]-([.F28]+[.N28]))" office:value-type="float" office:value="358.163" calcext:value-type="float">
            <text:p>358.16</text:p>
          </table:table-cell>
          <table:table-cell table:formula="of:=[.R28]/INTERNAL_40" office:value-type="float" office:value="56.8512698412699" calcext:value-type="float">
            <text:p>56.85</text:p>
          </table:table-cell>
          <table:table-cell table:formula="of:=[.R28]/EXTERNAL_40" office:value-type="float" office:value="61.7522413793103" calcext:value-type="float">
            <text:p>61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60.111" calcext:value-type="float">
            <text:p>60.11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48.6438" calcext:value-type="float">
            <text:p>348.6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77.0958" calcext:value-type="float">
            <text:p>477.10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9]-[.P29]" office:value-type="float" office:value="0.350799999999992" calcext:value-type="float">
            <text:p>0.35</text:p>
          </table:table-cell>
          <table:table-cell table:formula="of:=([.P29]-([.F29]+[.N29]))" office:value-type="float" office:value="348.293" calcext:value-type="float">
            <text:p>348.29</text:p>
          </table:table-cell>
          <table:table-cell table:formula="of:=[.R29]/INTERNAL_40" office:value-type="float" office:value="55.2846031746032" calcext:value-type="float">
            <text:p>55.28</text:p>
          </table:table-cell>
          <table:table-cell table:formula="of:=[.R29]/EXTERNAL_40" office:value-type="float" office:value="60.0505172413793" calcext:value-type="float">
            <text:p>60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6.786" calcext:value-type="float">
            <text:p>116.79</text:p>
          </table:table-cell>
          <table:table-cell table:style-name="ce7" office:value-type="float" office:value="117.96" calcext:value-type="float">
            <text:p>117.96</text:p>
          </table:table-cell>
          <table:table-cell table:style-name="ce10" table:formula="of:=AVERAGE([.D30:.E30])" office:value-type="float" office:value="117.373" calcext:value-type="float">
            <text:p>117.37</text:p>
          </table:table-cell>
          <table:table-cell table:style-name="ce12"/>
          <table:table-cell table:style-name="ce12" office:value-type="float" office:value="58.045" calcext:value-type="float">
            <text:p>58.05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36.661" calcext:value-type="float">
            <text:p>336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76.834" calcext:value-type="float">
            <text:p>476.8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0]-[.P30]" office:value-type="float" office:value="0.0889999999999986" calcext:value-type="float">
            <text:p>0.09</text:p>
          </table:table-cell>
          <table:table-cell table:formula="of:=([.P30]-([.F30]+[.N30]))" office:value-type="float" office:value="336.572" calcext:value-type="float">
            <text:p>336.57</text:p>
          </table:table-cell>
          <table:table-cell table:formula="of:=[.R30]/INTERNAL_40" office:value-type="float" office:value="53.424126984127" calcext:value-type="float">
            <text:p>53.42</text:p>
          </table:table-cell>
          <table:table-cell table:formula="of:=[.R30]/EXTERNAL_40" office:value-type="float" office:value="58.0296551724138" calcext:value-type="float">
            <text:p>58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66" calcext:value-type="float">
            <text:p>66.00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363" calcext:value-type="float">
            <text:p>363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476.745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51.754" calcext:value-type="float">
            <text:p>51.75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300.1732" calcext:value-type="float">
            <text:p>300.17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47.3072" calcext:value-type="float">
            <text:p>447.3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2]-[.P32]" office:value-type="float" office:value="-0.0668000000000575" calcext:value-type="float">
            <text:p>-0.07</text:p>
          </table:table-cell>
          <table:table-cell table:formula="of:=([.P32]-([.F32]+[.N32]))" office:value-type="float" office:value="300.24" calcext:value-type="float">
            <text:p>300.24</text:p>
          </table:table-cell>
          <table:table-cell table:formula="of:=[.R32]/INTERNAL_40" office:value-type="float" office:value="47.6571428571429" calcext:value-type="float">
            <text:p>47.66</text:p>
          </table:table-cell>
          <table:table-cell table:formula="of:=[.R32]/EXTERNAL_40" office:value-type="float" office:value="51.7655172413793" calcext:value-type="float">
            <text:p>51.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52.428" calcext:value-type="float">
            <text:p>52.43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304.0824" calcext:value-type="float">
            <text:p>304.08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447.3564" calcext:value-type="float">
            <text:p>447.36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3]-[.P33]" office:value-type="float" office:value="-0.0176000000000727" calcext:value-type="float">
            <text:p>-0.02</text:p>
          </table:table-cell>
          <table:table-cell table:formula="of:=([.P33]-([.F33]+[.N33]))" office:value-type="float" office:value="304.1" calcext:value-type="float">
            <text:p>304.10</text:p>
          </table:table-cell>
          <table:table-cell table:formula="of:=[.R33]/INTERNAL_40" office:value-type="float" office:value="48.2698412698413" calcext:value-type="float">
            <text:p>48.27</text:p>
          </table:table-cell>
          <table:table-cell table:formula="of:=[.R33]/EXTERNAL_40" office:value-type="float" office:value="52.4310344827586" calcext:value-type="float">
            <text:p>52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51.74" calcext:value-type="float">
            <text:p>51.74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300.092" calcext:value-type="float">
            <text:p>300.09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447.472" calcext:value-type="float">
            <text:p>447.4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4]-[.P34]" office:value-type="float" office:value="0.0979999999999563" calcext:value-type="float">
            <text:p>0.10</text:p>
          </table:table-cell>
          <table:table-cell table:formula="of:=([.P34]-([.F34]+[.N34]))" office:value-type="float" office:value="299.994" calcext:value-type="float">
            <text:p>299.99</text:p>
          </table:table-cell>
          <table:table-cell table:formula="of:=[.R34]/INTERNAL_40" office:value-type="float" office:value="47.6180952380952" calcext:value-type="float">
            <text:p>47.62</text:p>
          </table:table-cell>
          <table:table-cell table:formula="of:=[.R34]/EXTERNAL_40" office:value-type="float" office:value="51.7231034482759" calcext:value-type="float">
            <text:p>51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52.99" calcext:value-type="float">
            <text:p>52.99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307.342" calcext:value-type="float">
            <text:p>307.34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447.605" calcext:value-type="float">
            <text:p>447.6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5]-[.P35]" office:value-type="float" office:value="0.230999999999995" calcext:value-type="float">
            <text:p>0.23</text:p>
          </table:table-cell>
          <table:table-cell table:formula="of:=([.P35]-([.F35]+[.N35]))" office:value-type="float" office:value="307.111" calcext:value-type="float">
            <text:p>307.11</text:p>
          </table:table-cell>
          <table:table-cell table:formula="of:=[.R35]/INTERNAL_40" office:value-type="float" office:value="48.7477777777778" calcext:value-type="float">
            <text:p>48.75</text:p>
          </table:table-cell>
          <table:table-cell table:formula="of:=[.R35]/EXTERNAL_40" office:value-type="float" office:value="52.9501724137931" calcext:value-type="float">
            <text:p>5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6]-[.P36]" office:value-type="float" office:value="2.49919999999997" calcext:value-type="float">
            <text:p>2.50</text:p>
          </table:table-cell>
          <table:table-cell table:formula="of:=([.P36]-([.F36]+[.N36]))" office:value-type="float" office:value="273.633" calcext:value-type="float">
            <text:p>273.63</text:p>
          </table:table-cell>
          <table:table-cell table:formula="of:=[.R36]/INTERNAL_40" office:value-type="float" office:value="43.4338095238095" calcext:value-type="float">
            <text:p>43.43</text:p>
          </table:table-cell>
          <table:table-cell table:formula="of:=[.R36]/EXTERNAL_40" office:value-type="float" office:value="47.1781034482759" calcext:value-type="float">
            <text:p>47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9.612" calcext:value-type="float">
            <text:p>49.61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87.7496" calcext:value-type="float">
            <text:p>287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47.5046" calcext:value-type="float">
            <text:p>447.50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7]-[.P37]" office:value-type="float" office:value="0.130599999999959" calcext:value-type="float">
            <text:p>0.13</text:p>
          </table:table-cell>
          <table:table-cell table:formula="of:=([.P37]-([.F37]+[.N37]))" office:value-type="float" office:value="287.619" calcext:value-type="float">
            <text:p>287.62</text:p>
          </table:table-cell>
          <table:table-cell table:formula="of:=[.R37]/INTERNAL_40" office:value-type="float" office:value="45.6538095238095" calcext:value-type="float">
            <text:p>45.65</text:p>
          </table:table-cell>
          <table:table-cell table:formula="of:=[.R37]/EXTERNAL_40" office:value-type="float" office:value="49.5894827586207" calcext:value-type="float">
            <text:p>49.5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50.947" calcext:value-type="float">
            <text:p>50.95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95.4926" calcext:value-type="float">
            <text:p>29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47.5856" calcext:value-type="float">
            <text:p>447.5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8]-[.P38]" office:value-type="float" office:value="0.211599999999976" calcext:value-type="float">
            <text:p>0.21</text:p>
          </table:table-cell>
          <table:table-cell table:formula="of:=([.P38]-([.F38]+[.N38]))" office:value-type="float" office:value="295.281" calcext:value-type="float">
            <text:p>295.28</text:p>
          </table:table-cell>
          <table:table-cell table:formula="of:=[.R38]/INTERNAL_40" office:value-type="float" office:value="46.87" calcext:value-type="float">
            <text:p>46.87</text:p>
          </table:table-cell>
          <table:table-cell table:formula="of:=[.R38]/EXTERNAL_40" office:value-type="float" office:value="50.9105172413793" calcext:value-type="float">
            <text:p>50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50.317" calcext:value-type="float">
            <text:p>50.32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91.8386" calcext:value-type="float">
            <text:p>291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47.6666" calcext:value-type="float">
            <text:p>447.6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9]-[.P39]" office:value-type="float" office:value="0.292599999999993" calcext:value-type="float">
            <text:p>0.29</text:p>
          </table:table-cell>
          <table:table-cell table:formula="of:=([.P39]-([.F39]+[.N39]))" office:value-type="float" office:value="291.546" calcext:value-type="float">
            <text:p>291.55</text:p>
          </table:table-cell>
          <table:table-cell table:formula="of:=[.R39]/INTERNAL_40" office:value-type="float" office:value="46.2771428571429" calcext:value-type="float">
            <text:p>46.28</text:p>
          </table:table-cell>
          <table:table-cell table:formula="of:=[.R39]/EXTERNAL_40" office:value-type="float" office:value="50.2665517241379" calcext:value-type="float">
            <text:p>50.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54.55" calcext:value-type="float">
            <text:p>54.55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316.39" calcext:value-type="float">
            <text:p>316.39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447.394" calcext:value-type="float">
            <text:p>447.3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0]-[.P40]" office:value-type="float" office:value="0.0199999999999818" calcext:value-type="float">
            <text:p>0.02</text:p>
          </table:table-cell>
          <table:table-cell table:formula="of:=([.P40]-([.F40]+[.N40]))" office:value-type="float" office:value="316.37" calcext:value-type="float">
            <text:p>316.37</text:p>
          </table:table-cell>
          <table:table-cell table:formula="of:=[.R40]/INTERNAL_40" office:value-type="float" office:value="50.2174603174603" calcext:value-type="float">
            <text:p>50.22</text:p>
          </table:table-cell>
          <table:table-cell table:formula="of:=[.R40]/EXTERNAL_40" office:value-type="float" office:value="54.5465517241379" calcext:value-type="float">
            <text:p>54.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51.5" calcext:value-type="float">
            <text:p>51.5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83.25" calcext:value-type="float">
            <text:p>283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47.374" calcext:value-type="float">
            <text:p>447.3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 office:value-type="string" calcext:value-type="string">
            <text:p>T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0.602" calcext:value-type="float">
            <text:p>100.60</text:p>
          </table:table-cell>
          <table:table-cell table:style-name="ce7" office:value-type="float" office:value="101.614" calcext:value-type="float">
            <text:p>101.61</text:p>
          </table:table-cell>
          <table:table-cell table:style-name="ce10" table:formula="of:=AVERAGE([.D42:.E42])" office:value-type="float" office:value="101.108" calcext:value-type="float">
            <text:p>101.11</text:p>
          </table:table-cell>
          <table:table-cell table:style-name="ce12"/>
          <table:table-cell table:style-name="ce12" office:value-type="float" office:value="57.167" calcext:value-type="float">
            <text:p>57.17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331.5686" calcext:value-type="float">
            <text:p>331.57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32.6766" calcext:value-type="float">
            <text:p>432.68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2]-[.P42]" office:value-type="float" office:value="0.418599999999969" calcext:value-type="float">
            <text:p>0.42</text:p>
          </table:table-cell>
          <table:table-cell table:formula="of:=([.P42]-([.F42]+[.N42]))" office:value-type="float" office:value="331.15" calcext:value-type="float">
            <text:p>331.15</text:p>
          </table:table-cell>
          <table:table-cell table:formula="of:=[.R42]/INTERNAL_40" office:value-type="float" office:value="52.5634920634921" calcext:value-type="float">
            <text:p>52.56</text:p>
          </table:table-cell>
          <table:table-cell table:formula="of:=[.R42]/EXTERNAL_40" office:value-type="float" office:value="57.0948275862069" calcext:value-type="float">
            <text:p>57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 office:value-type="string" calcext:value-type="string">
            <text:p>T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8.721" calcext:value-type="float">
            <text:p>88.72</text:p>
          </table:table-cell>
          <table:table-cell table:style-name="ce7" office:value-type="float" office:value="89.613" calcext:value-type="float">
            <text:p>89.61</text:p>
          </table:table-cell>
          <table:table-cell table:style-name="ce10" table:formula="of:=AVERAGE([.D43:.E43])" office:value-type="float" office:value="89.167" calcext:value-type="float">
            <text:p>89.17</text:p>
          </table:table-cell>
          <table:table-cell table:style-name="ce12"/>
          <table:table-cell table:style-name="ce12" office:value-type="float" office:value="59.15" calcext:value-type="float">
            <text:p>59.15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343.07" calcext:value-type="float">
            <text:p>343.07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float" office:value="432.237" calcext:value-type="float">
            <text:p>432.2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3]-[.P43]" office:value-type="float" office:value="-0.0210000000000718" calcext:value-type="float">
            <text:p>-0.02</text:p>
          </table:table-cell>
          <table:table-cell table:formula="of:=([.P43]-([.F43]+[.N43]))" office:value-type="float" office:value="343.091" calcext:value-type="float">
            <text:p>343.09</text:p>
          </table:table-cell>
          <table:table-cell table:formula="of:=[.R43]/INTERNAL_40" office:value-type="float" office:value="54.4588888888889" calcext:value-type="float">
            <text:p>54.46</text:p>
          </table:table-cell>
          <table:table-cell table:formula="of:=[.R43]/EXTERNAL_40" office:value-type="float" office:value="59.1536206896552" calcext:value-type="float">
            <text:p>59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 office:value-type="string" calcext:value-type="string">
            <text:p>U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3.856" calcext:value-type="float">
            <text:p>113.86</text:p>
          </table:table-cell>
          <table:table-cell table:style-name="ce7" office:value-type="float" office:value="115" calcext:value-type="float">
            <text:p>115.00</text:p>
          </table:table-cell>
          <table:table-cell table:style-name="ce10" table:formula="of:=AVERAGE([.D44:.E44])" office:value-type="float" office:value="114.428" calcext:value-type="float">
            <text:p>114.43</text:p>
          </table:table-cell>
          <table:table-cell table:style-name="ce12"/>
          <table:table-cell table:style-name="ce12" office:value-type="float" office:value="54.727" calcext:value-type="float">
            <text:p>54.7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317.4166" calcext:value-type="float">
            <text:p>317.42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float" office:value="431.8446" calcext:value-type="float">
            <text:p>431.8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4]-[.P44]" office:value-type="float" office:value="-0.413400000000081" calcext:value-type="float">
            <text:p>-0.41</text:p>
          </table:table-cell>
          <table:table-cell table:formula="of:=([.P44]-([.F44]+[.N44]))" office:value-type="float" office:value="317.83" calcext:value-type="float">
            <text:p>317.83</text:p>
          </table:table-cell>
          <table:table-cell table:formula="of:=[.R44]/INTERNAL_40" office:value-type="float" office:value="50.4492063492064" calcext:value-type="float">
            <text:p>50.45</text:p>
          </table:table-cell>
          <table:table-cell table:formula="of:=[.R44]/EXTERNAL_40" office:value-type="float" office:value="54.798275862069" calcext:value-type="float">
            <text:p>54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 office:value-type="string" calcext:value-type="string">
            <text:p>U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6.204" calcext:value-type="float">
            <text:p>106.20</text:p>
          </table:table-cell>
          <table:table-cell table:style-name="ce7" office:value-type="float" office:value="107.272" calcext:value-type="float">
            <text:p>107.27</text:p>
          </table:table-cell>
          <table:table-cell table:style-name="ce10" table:formula="of:=AVERAGE([.D45:.E45])" office:value-type="float" office:value="106.738" calcext:value-type="float">
            <text:p>106.74</text:p>
          </table:table-cell>
          <table:table-cell table:style-name="ce12"/>
          <table:table-cell table:style-name="ce12" office:value-type="float" office:value="56.12" calcext:value-type="float">
            <text:p>56.12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325.496" calcext:value-type="float">
            <text:p>325.5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float" office:value="432.234" calcext:value-type="float">
            <text:p>432.2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5]-[.P45]" office:value-type="float" office:value="-0.0240000000000578" calcext:value-type="float">
            <text:p>-0.02</text:p>
          </table:table-cell>
          <table:table-cell table:formula="of:=([.P45]-([.F45]+[.N45]))" office:value-type="float" office:value="325.52" calcext:value-type="float">
            <text:p>325.52</text:p>
          </table:table-cell>
          <table:table-cell table:formula="of:=[.R45]/INTERNAL_40" office:value-type="float" office:value="51.6698412698413" calcext:value-type="float">
            <text:p>51.67</text:p>
          </table:table-cell>
          <table:table-cell table:formula="of:=[.R45]/EXTERNAL_40" office:value-type="float" office:value="56.1241379310345" calcext:value-type="float">
            <text:p>56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 office:value-type="string" calcext:value-type="string">
            <text:p>U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79.379" calcext:value-type="float">
            <text:p>79.38</text:p>
          </table:table-cell>
          <table:table-cell table:style-name="ce7" office:value-type="float" office:value="80.176" calcext:value-type="float">
            <text:p>80.18</text:p>
          </table:table-cell>
          <table:table-cell table:style-name="ce10" table:formula="of:=AVERAGE([.D46:.E46])" office:value-type="float" office:value="79.7775" calcext:value-type="float">
            <text:p>79.78</text:p>
          </table:table-cell>
          <table:table-cell table:style-name="ce12"/>
          <table:table-cell table:style-name="ce12" office:value-type="float" office:value="56.894" calcext:value-type="float">
            <text:p>56.89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329.9852" calcext:value-type="float">
            <text:p>329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6]+VIA_13*[.L46]+VIA_16*[.M46]" office:value-type="float" office:value="22.8" calcext:value-type="float">
            <text:p>22.8</text:p>
          </table:table-cell>
          <table:table-cell table:style-name="ce12" table:formula="of:=[.I46]+[.J46]+[.N46]+[.F46]" office:value-type="float" office:value="432.5627" calcext:value-type="float">
            <text:p>432.5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6]-[.P46]" office:value-type="float" office:value="0.304699999999912" calcext:value-type="float">
            <text:p>0.30</text:p>
          </table:table-cell>
          <table:table-cell table:formula="of:=([.P46]-([.F46]+[.N46]))" office:value-type="float" office:value="329.6805" calcext:value-type="float">
            <text:p>329.68</text:p>
          </table:table-cell>
          <table:table-cell table:formula="of:=[.R46]/INTERNAL_40" office:value-type="float" office:value="52.3302380952381" calcext:value-type="float">
            <text:p>52.33</text:p>
          </table:table-cell>
          <table:table-cell table:formula="of:=[.R46]/EXTERNAL_40" office:value-type="float" office:value="56.8414655172414" calcext:value-type="float">
            <text:p>56.8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 office:value-type="string" calcext:value-type="string">
            <text:p>V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6.011" calcext:value-type="float">
            <text:p>86.01</text:p>
          </table:table-cell>
          <table:table-cell table:style-name="ce7" office:value-type="float" office:value="86.876" calcext:value-type="float">
            <text:p>86.88</text:p>
          </table:table-cell>
          <table:table-cell table:style-name="ce10" table:formula="of:=AVERAGE([.D47:.E47])" office:value-type="float" office:value="86.4435" calcext:value-type="float">
            <text:p>86.44</text:p>
          </table:table-cell>
          <table:table-cell table:style-name="ce12"/>
          <table:table-cell table:style-name="ce12" office:value-type="float" office:value="56.394" calcext:value-type="float">
            <text:p>56.39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327.0852" calcext:value-type="float">
            <text:p>327.0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7]+VIA_13*[.L47]+VIA_16*[.M47]" office:value-type="float" office:value="22.8" calcext:value-type="float">
            <text:p>22.8</text:p>
          </table:table-cell>
          <table:table-cell table:style-name="ce12" table:formula="of:=[.I47]+[.J47]+[.N47]+[.F47]" office:value-type="float" office:value="436.3287" calcext:value-type="float">
            <text:p>436.3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7]-[.P47]" office:value-type="float" office:value="4.07069999999999" calcext:value-type="float">
            <text:p>4.07</text:p>
          </table:table-cell>
          <table:table-cell table:formula="of:=([.P47]-([.F47]+[.N47]))" office:value-type="float" office:value="323.0145" calcext:value-type="float">
            <text:p>323.01</text:p>
          </table:table-cell>
          <table:table-cell table:formula="of:=[.R47]/INTERNAL_40" office:value-type="float" office:value="51.2721428571429" calcext:value-type="float">
            <text:p>51.27</text:p>
          </table:table-cell>
          <table:table-cell table:formula="of:=[.R47]/EXTERNAL_40" office:value-type="float" office:value="55.6921551724138" calcext:value-type="float">
            <text:p>55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9.719" calcext:value-type="float">
            <text:p>129.72</text:p>
          </table:table-cell>
          <table:table-cell table:style-name="ce7" office:value-type="float" office:value="131.023" calcext:value-type="float">
            <text:p>131.02</text:p>
          </table:table-cell>
          <table:table-cell table:style-name="ce10" table:formula="of:=AVERAGE([.D48:.E48])" office:value-type="float" office:value="130.371" calcext:value-type="float">
            <text:p>130.37</text:p>
          </table:table-cell>
          <table:table-cell table:style-name="ce12"/>
          <table:table-cell table:style-name="ce12" office:value-type="float" office:value="48.346" calcext:value-type="float">
            <text:p>48.35</text:p>
          </table:table-cell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280.4068" calcext:value-type="float">
            <text:p>280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8]+VIA_13*[.L48]+VIA_16*[.M48]" office:value-type="float" office:value="22.8" calcext:value-type="float">
            <text:p>22.8</text:p>
          </table:table-cell>
          <table:table-cell table:style-name="ce12" table:formula="of:=[.I48]+[.J48]+[.N48]+[.F48]" office:value-type="float" office:value="433.5778" calcext:value-type="float">
            <text:p>433.58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8]-[.P48]" office:value-type="float" office:value="1.31979999999999" calcext:value-type="float">
            <text:p>1.32</text:p>
          </table:table-cell>
          <table:table-cell table:formula="of:=([.P48]-([.F48]+[.N48]))" office:value-type="float" office:value="279.087" calcext:value-type="float">
            <text:p>279.09</text:p>
          </table:table-cell>
          <table:table-cell table:formula="of:=[.R48]/INTERNAL_40" office:value-type="float" office:value="44.2995238095238" calcext:value-type="float">
            <text:p>44.30</text:p>
          </table:table-cell>
          <table:table-cell table:formula="of:=[.R48]/EXTERNAL_40" office:value-type="float" office:value="48.1184482758621" calcext:value-type="float">
            <text:p>48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4.706" calcext:value-type="float">
            <text:p>124.71</text:p>
          </table:table-cell>
          <table:table-cell table:style-name="ce7" office:value-type="float" office:value="125.96" calcext:value-type="float">
            <text:p>125.96</text:p>
          </table:table-cell>
          <table:table-cell table:style-name="ce10" table:formula="of:=AVERAGE([.D49:.E49])" office:value-type="float" office:value="125.333" calcext:value-type="float">
            <text:p>125.33</text:p>
          </table:table-cell>
          <table:table-cell table:style-name="ce12"/>
          <table:table-cell table:style-name="ce12" office:value-type="float" office:value="49.76" calcext:value-type="float">
            <text:p>49.76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88.608" calcext:value-type="float">
            <text:p>288.6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9]+VIA_13*[.L49]+VIA_16*[.M49]" office:value-type="float" office:value="22.8" calcext:value-type="float">
            <text:p>22.8</text:p>
          </table:table-cell>
          <table:table-cell table:style-name="ce12" table:formula="of:=[.I49]+[.J49]+[.N49]+[.F49]" office:value-type="float" office:value="436.741" calcext:value-type="float">
            <text:p>436.7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9]-[.P49]" office:value-type="float" office:value="4.48299999999995" calcext:value-type="float">
            <text:p>4.48</text:p>
          </table:table-cell>
          <table:table-cell table:formula="of:=([.P49]-([.F49]+[.N49]))" office:value-type="float" office:value="284.125" calcext:value-type="float">
            <text:p>284.13</text:p>
          </table:table-cell>
          <table:table-cell table:formula="of:=[.R49]/INTERNAL_40" office:value-type="float" office:value="45.0992063492063" calcext:value-type="float">
            <text:p>45.10</text:p>
          </table:table-cell>
          <table:table-cell table:formula="of:=[.R49]/EXTERNAL_40" office:value-type="float" office:value="48.9870689655172" calcext:value-type="float">
            <text:p>48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V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3.424" calcext:value-type="float">
            <text:p>123.42</text:p>
          </table:table-cell>
          <table:table-cell table:style-name="ce7" office:value-type="float" office:value="124.664" calcext:value-type="float">
            <text:p>124.66</text:p>
          </table:table-cell>
          <table:table-cell table:style-name="ce10" table:formula="of:=AVERAGE([.D50:.E50])" office:value-type="float" office:value="124.044" calcext:value-type="float">
            <text:p>124.04</text:p>
          </table:table-cell>
          <table:table-cell table:style-name="ce12"/>
          <table:table-cell table:style-name="ce12" office:value-type="float" office:value="48.594" calcext:value-type="float">
            <text:p>48.59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81.8452" calcext:value-type="float">
            <text:p>281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0]+VIA_13*[.L50]+VIA_16*[.M50]" office:value-type="float" office:value="22.8" calcext:value-type="float">
            <text:p>22.8</text:p>
          </table:table-cell>
          <table:table-cell table:style-name="ce12" table:formula="of:=[.I50]+[.J50]+[.N50]+[.F50]" office:value-type="float" office:value="428.6892" calcext:value-type="float">
            <text:p>428.69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0]-[.P50]" office:value-type="float" office:value="-3.56880000000007" calcext:value-type="float">
            <text:p>-3.57</text:p>
          </table:table-cell>
          <table:table-cell table:formula="of:=([.P50]-([.F50]+[.N50]))" office:value-type="float" office:value="285.414" calcext:value-type="float">
            <text:p>285.41</text:p>
          </table:table-cell>
          <table:table-cell table:formula="of:=[.R50]/INTERNAL_40" office:value-type="float" office:value="45.3038095238095" calcext:value-type="float">
            <text:p>45.30</text:p>
          </table:table-cell>
          <table:table-cell table:formula="of:=[.R50]/EXTERNAL_40" office:value-type="float" office:value="49.2093103448276" calcext:value-type="float">
            <text:p>49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T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.478" calcext:value-type="float">
            <text:p>95.48</text:p>
          </table:table-cell>
          <table:table-cell table:style-name="ce7" office:value-type="float" office:value="96.438" calcext:value-type="float">
            <text:p>96.44</text:p>
          </table:table-cell>
          <table:table-cell table:style-name="ce10" table:formula="of:=AVERAGE([.D51:.E51])" office:value-type="float" office:value="95.958" calcext:value-type="float">
            <text:p>95.96</text:p>
          </table:table-cell>
          <table:table-cell table:style-name="ce12"/>
          <table:table-cell table:style-name="ce12" office:value-type="float" office:value="57" calcext:value-type="float">
            <text:p>5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313.5" calcext:value-type="float">
            <text:p>313.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1]+VIA_13*[.L51]+VIA_16*[.M51]" office:value-type="float" office:value="22.8" calcext:value-type="float">
            <text:p>22.8</text:p>
          </table:table-cell>
          <table:table-cell table:style-name="ce12" table:formula="of:=[.I51]+[.J51]+[.N51]+[.F51]" office:value-type="float" office:value="432.258" calcext:value-type="float">
            <text:p>432.2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Y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4.667" calcext:value-type="float">
            <text:p>134.67</text:p>
          </table:table-cell>
          <table:table-cell table:style-name="ce8" office:value-type="float" office:value="136.021" calcext:value-type="float">
            <text:p>136.02</text:p>
          </table:table-cell>
          <table:table-cell table:formula="of:=AVERAGE([.D52:.E52])" office:value-type="float" office:value="135.344" calcext:value-type="float">
            <text:p>135.34</text:p>
          </table:table-cell>
          <table:table-cell/>
          <table:table-cell office:value-type="float" office:value="58.02" calcext:value-type="float">
            <text:p>58.02</text:p>
          </table:table-cell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336.516" calcext:value-type="float">
            <text:p>336.52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float" office:value="471.86" calcext:value-type="float">
            <text:p>471.86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2]-[.P52]" office:value-type="float" office:value="0.0125000000000455" calcext:value-type="float">
            <text:p>0.01</text:p>
          </table:table-cell>
          <table:table-cell table:formula="of:=([.P52]-([.F52]+[.N52]))" office:value-type="float" office:value="336.5035" calcext:value-type="float">
            <text:p>336.50</text:p>
          </table:table-cell>
          <table:table-cell table:formula="of:=[.R52]/INTERNAL_40" office:value-type="float" office:value="53.413253968254" calcext:value-type="float">
            <text:p>53.41</text:p>
          </table:table-cell>
          <table:table-cell table:formula="of:=[.R52]/EXTERNAL_40" office:value-type="float" office:value="58.0178448275862" calcext:value-type="float">
            <text:p>58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Y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4.836" calcext:value-type="float">
            <text:p>124.84</text:p>
          </table:table-cell>
          <table:table-cell table:style-name="ce8" office:value-type="float" office:value="126.09" calcext:value-type="float">
            <text:p>126.09</text:p>
          </table:table-cell>
          <table:table-cell table:formula="of:=AVERAGE([.D53:.E53])" office:value-type="float" office:value="125.463" calcext:value-type="float">
            <text:p>125.46</text:p>
          </table:table-cell>
          <table:table-cell/>
          <table:table-cell office:value-type="float" office:value="59.72" calcext:value-type="float">
            <text:p>59.72</text:p>
          </table:table-cell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346.376" calcext:value-type="float">
            <text:p>346.38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float" office:value="471.839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3]-[.P53]" office:value-type="float" office:value="-0.00850000000002638" calcext:value-type="float">
            <text:p>-0.01</text:p>
          </table:table-cell>
          <table:table-cell table:formula="of:=([.P53]-([.F53]+[.N53]))" office:value-type="float" office:value="346.3845" calcext:value-type="float">
            <text:p>346.38</text:p>
          </table:table-cell>
          <table:table-cell table:formula="of:=[.R53]/INTERNAL_40" office:value-type="float" office:value="54.9816666666667" calcext:value-type="float">
            <text:p>54.98</text:p>
          </table:table-cell>
          <table:table-cell table:formula="of:=[.R53]/EXTERNAL_40" office:value-type="float" office:value="59.7214655172414" calcext:value-type="float">
            <text:p>59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 office:value-type="string" calcext:value-type="string">
            <text:p>AA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211" calcext:value-type="float">
            <text:p>112.21</text:p>
          </table:table-cell>
          <table:table-cell table:style-name="ce8" office:value-type="float" office:value="113.339" calcext:value-type="float">
            <text:p>113.34</text:p>
          </table:table-cell>
          <table:table-cell table:formula="of:=AVERAGE([.D54:.E54])" office:value-type="float" office:value="112.775" calcext:value-type="float">
            <text:p>112.78</text:p>
          </table:table-cell>
          <table:table-cell/>
          <table:table-cell office:value-type="float" office:value="61.91" calcext:value-type="float">
            <text:p>61.91</text:p>
          </table:table-cell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359.078" calcext:value-type="float">
            <text:p>359.08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float" office:value="471.853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4]-[.P54]" office:value-type="float" office:value="0.00549999999998363" calcext:value-type="float">
            <text:p>0.01</text:p>
          </table:table-cell>
          <table:table-cell table:formula="of:=([.P54]-([.F54]+[.N54]))" office:value-type="float" office:value="359.0725" calcext:value-type="float">
            <text:p>359.07</text:p>
          </table:table-cell>
          <table:table-cell table:formula="of:=[.R54]/INTERNAL_40" office:value-type="float" office:value="56.9956349206349" calcext:value-type="float">
            <text:p>57.00</text:p>
          </table:table-cell>
          <table:table-cell table:formula="of:=[.R54]/EXTERNAL_40" office:value-type="float" office:value="61.9090517241379" calcext:value-type="float">
            <text:p>61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 office:value-type="string" calcext:value-type="string">
            <text:p>AB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739" calcext:value-type="float">
            <text:p>120.74</text:p>
          </table:table-cell>
          <table:table-cell table:style-name="ce8" office:value-type="float" office:value="121.953" calcext:value-type="float">
            <text:p>121.95</text:p>
          </table:table-cell>
          <table:table-cell table:formula="of:=AVERAGE([.D55:.E55])" office:value-type="float" office:value="121.346" calcext:value-type="float">
            <text:p>121.35</text:p>
          </table:table-cell>
          <table:table-cell/>
          <table:table-cell office:value-type="float" office:value="60.43" calcext:value-type="float">
            <text:p>60.43</text:p>
          </table:table-cell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350.494" calcext:value-type="float">
            <text:p>350.49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float" office:value="471.84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5]-[.P55]" office:value-type="float" office:value="-0.00749999999999318" calcext:value-type="float">
            <text:p>-0.01</text:p>
          </table:table-cell>
          <table:table-cell table:formula="of:=([.P55]-([.F55]+[.N55]))" office:value-type="float" office:value="350.5015" calcext:value-type="float">
            <text:p>350.50</text:p>
          </table:table-cell>
          <table:table-cell table:formula="of:=[.R55]/INTERNAL_40" office:value-type="float" office:value="55.6351587301587" calcext:value-type="float">
            <text:p>55.64</text:p>
          </table:table-cell>
          <table:table-cell table:formula="of:=[.R55]/EXTERNAL_40" office:value-type="float" office:value="60.4312931034483" calcext:value-type="float">
            <text:p>60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 office:value-type="string" calcext:value-type="string">
            <text:p>V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5.291" calcext:value-type="float">
            <text:p>105.29</text:p>
          </table:table-cell>
          <table:table-cell table:style-name="ce8" office:value-type="float" office:value="106.349" calcext:value-type="float">
            <text:p>106.35</text:p>
          </table:table-cell>
          <table:table-cell table:formula="of:=AVERAGE([.D56:.E56])" office:value-type="float" office:value="105.82" calcext:value-type="float">
            <text:p>105.82</text:p>
          </table:table-cell>
          <table:table-cell/>
          <table:table-cell office:value-type="float" office:value="59.087" calcext:value-type="float">
            <text:p>59.09</text:p>
          </table:table-cell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342.7046" calcext:value-type="float">
            <text:p>342.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6]+VIA_13*[.L56]+VIA_16*[.M56]" office:value-type="float" office:value="22.8" calcext:value-type="float">
            <text:p>22.8</text:p>
          </table:table-cell>
          <table:table-cell table:formula="of:=[.I56]+[.J56]+[.N56]+[.F56]" office:value-type="float" office:value="471.3246" calcext:value-type="float">
            <text:p>471.32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6]-[.P56]" office:value-type="float" office:value="-0.522899999999936" calcext:value-type="float">
            <text:p>-0.52</text:p>
          </table:table-cell>
          <table:table-cell table:formula="of:=([.P56]-([.F56]+[.N56]))" office:value-type="float" office:value="343.2275" calcext:value-type="float">
            <text:p>343.23</text:p>
          </table:table-cell>
          <table:table-cell table:formula="of:=[.R56]/INTERNAL_40" office:value-type="float" office:value="54.4805555555556" calcext:value-type="float">
            <text:p>54.48</text:p>
          </table:table-cell>
          <table:table-cell table:formula="of:=[.R56]/EXTERNAL_40" office:value-type="float" office:value="59.1771551724138" calcext:value-type="float">
            <text:p>59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 office:value-type="string" calcext:value-type="string">
            <text:p>W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8.411" calcext:value-type="float">
            <text:p>108.41</text:p>
          </table:table-cell>
          <table:table-cell table:style-name="ce8" office:value-type="float" office:value="109.501" calcext:value-type="float">
            <text:p>109.50</text:p>
          </table:table-cell>
          <table:table-cell table:formula="of:=AVERAGE([.D57:.E57])" office:value-type="float" office:value="108.956" calcext:value-type="float">
            <text:p>108.96</text:p>
          </table:table-cell>
          <table:table-cell/>
          <table:table-cell office:value-type="float" office:value="58.64" calcext:value-type="float">
            <text:p>58.64</text:p>
          </table:table-cell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340.112" calcext:value-type="float">
            <text:p>340.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7]+VIA_13*[.L57]+VIA_16*[.M57]" office:value-type="float" office:value="22.8" calcext:value-type="float">
            <text:p>22.8</text:p>
          </table:table-cell>
          <table:table-cell table:formula="of:=[.I57]+[.J57]+[.N57]+[.F57]" office:value-type="float" office:value="471.868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7]-[.P57]" office:value-type="float" office:value="0.0205000000000268" calcext:value-type="float">
            <text:p>0.02</text:p>
          </table:table-cell>
          <table:table-cell table:formula="of:=([.P57]-([.F57]+[.N57]))" office:value-type="float" office:value="340.0915" calcext:value-type="float">
            <text:p>340.09</text:p>
          </table:table-cell>
          <table:table-cell table:formula="of:=[.R57]/INTERNAL_40" office:value-type="float" office:value="53.9827777777778" calcext:value-type="float">
            <text:p>53.98</text:p>
          </table:table-cell>
          <table:table-cell table:formula="of:=[.R57]/EXTERNAL_40" office:value-type="float" office:value="58.6364655172414" calcext:value-type="float">
            <text:p>58.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 office:value-type="string" calcext:value-type="string">
            <text:p>V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.997" calcext:value-type="float">
            <text:p>108.00</text:p>
          </table:table-cell>
          <table:table-cell table:style-name="ce8" office:value-type="float" office:value="109.083" calcext:value-type="float">
            <text:p>109.08</text:p>
          </table:table-cell>
          <table:table-cell table:formula="of:=AVERAGE([.D58:.E58])" office:value-type="float" office:value="108.54" calcext:value-type="float">
            <text:p>108.54</text:p>
          </table:table-cell>
          <table:table-cell/>
          <table:table-cell office:value-type="float" office:value="58.763" calcext:value-type="float">
            <text:p>58.76</text:p>
          </table:table-cell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340.8254" calcext:value-type="float">
            <text:p>340.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8]+VIA_13*[.L58]+VIA_16*[.M58]" office:value-type="float" office:value="22.8" calcext:value-type="float">
            <text:p>22.8</text:p>
          </table:table-cell>
          <table:table-cell table:formula="of:=[.I58]+[.J58]+[.N58]+[.F58]" office:value-type="float" office:value="472.1654" calcext:value-type="float">
            <text:p>472.1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8]-[.P58]" office:value-type="float" office:value="0.317900000000066" calcext:value-type="float">
            <text:p>0.32</text:p>
          </table:table-cell>
          <table:table-cell table:formula="of:=([.P58]-([.F58]+[.N58]))" office:value-type="float" office:value="340.5075" calcext:value-type="float">
            <text:p>340.51</text:p>
          </table:table-cell>
          <table:table-cell table:formula="of:=[.R58]/INTERNAL_40" office:value-type="float" office:value="54.0488095238095" calcext:value-type="float">
            <text:p>54.05</text:p>
          </table:table-cell>
          <table:table-cell table:formula="of:=[.R58]/EXTERNAL_40" office:value-type="float" office:value="58.7081896551724" calcext:value-type="float">
            <text:p>58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 office:value-type="string" calcext:value-type="string">
            <text:p>AA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21" calcext:value-type="float">
            <text:p>110.21</text:p>
          </table:table-cell>
          <table:table-cell table:style-name="ce8" office:value-type="float" office:value="111.318" calcext:value-type="float">
            <text:p>111.32</text:p>
          </table:table-cell>
          <table:table-cell table:formula="of:=AVERAGE([.D59:.E59])" office:value-type="float" office:value="110.764" calcext:value-type="float">
            <text:p>110.76</text:p>
          </table:table-cell>
          <table:table-cell/>
          <table:table-cell office:value-type="float" office:value="58.352" calcext:value-type="float">
            <text:p>58.35</text:p>
          </table:table-cell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338.4416" calcext:value-type="float">
            <text:p>338.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9]+VIA_13*[.L59]+VIA_16*[.M59]" office:value-type="float" office:value="22.8" calcext:value-type="float">
            <text:p>22.8</text:p>
          </table:table-cell>
          <table:table-cell table:formula="of:=[.I59]+[.J59]+[.N59]+[.F59]" office:value-type="float" office:value="472.0056" calcext:value-type="float">
            <text:p>472.01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9]-[.P59]" office:value-type="float" office:value="0.158100000000047" calcext:value-type="float">
            <text:p>0.16</text:p>
          </table:table-cell>
          <table:table-cell table:formula="of:=([.P59]-([.F59]+[.N59]))" office:value-type="float" office:value="338.2835" calcext:value-type="float">
            <text:p>338.28</text:p>
          </table:table-cell>
          <table:table-cell table:formula="of:=[.R59]/INTERNAL_40" office:value-type="float" office:value="53.6957936507937" calcext:value-type="float">
            <text:p>53.70</text:p>
          </table:table-cell>
          <table:table-cell table:formula="of:=[.R59]/EXTERNAL_40" office:value-type="float" office:value="58.3247413793104" calcext:value-type="float">
            <text:p>58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 office:value-type="string" calcext:value-type="string">
            <text:p>AB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563" calcext:value-type="float">
            <text:p>128.56</text:p>
          </table:table-cell>
          <table:table-cell table:style-name="ce8" office:value-type="float" office:value="129.855" calcext:value-type="float">
            <text:p>129.86</text:p>
          </table:table-cell>
          <table:table-cell table:formula="of:=AVERAGE([.D60:.E60])" office:value-type="float" office:value="129.209" calcext:value-type="float">
            <text:p>129.21</text:p>
          </table:table-cell>
          <table:table-cell/>
          <table:table-cell office:value-type="float" office:value="59.08" calcext:value-type="float">
            <text:p>59.08</text:p>
          </table:table-cell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342.664" calcext:value-type="float">
            <text:p>342.66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float" office:value="471.873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0]-[.P60]" office:value-type="float" office:value="0.0255000000000223" calcext:value-type="float">
            <text:p>0.03</text:p>
          </table:table-cell>
          <table:table-cell table:formula="of:=([.P60]-([.F60]+[.N60]))" office:value-type="float" office:value="342.6385" calcext:value-type="float">
            <text:p>342.64</text:p>
          </table:table-cell>
          <table:table-cell table:formula="of:=[.R60]/INTERNAL_40" office:value-type="float" office:value="54.3870634920635" calcext:value-type="float">
            <text:p>54.39</text:p>
          </table:table-cell>
          <table:table-cell table:formula="of:=[.R60]/EXTERNAL_40" office:value-type="float" office:value="59.0756034482759" calcext:value-type="float">
            <text:p>59.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 office:value-type="string" calcext:value-type="string">
            <text:p>AA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7.765" calcext:value-type="float">
            <text:p>137.77</text:p>
          </table:table-cell>
          <table:table-cell table:style-name="ce8" office:value-type="float" office:value="139.149" calcext:value-type="float">
            <text:p>139.15</text:p>
          </table:table-cell>
          <table:table-cell table:formula="of:=AVERAGE([.D61:.E61])" office:value-type="float" office:value="138.457" calcext:value-type="float">
            <text:p>138.46</text:p>
          </table:table-cell>
          <table:table-cell/>
          <table:table-cell office:value-type="float" office:value="56.471" calcext:value-type="float">
            <text:p>56.47</text:p>
          </table:table-cell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310.5905" calcext:value-type="float">
            <text:p>310.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61]+VIA_13*[.L61]+VIA_16*[.M61]" office:value-type="float" office:value="22.8" calcext:value-type="float">
            <text:p>22.8</text:p>
          </table:table-cell>
          <table:table-cell table:formula="of:=[.I61]+[.J61]+[.N61]+[.F61]" office:value-type="float" office:value="471.8475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 office:value-type="string" calcext:value-type="string">
            <text:p>Y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4.446" calcext:value-type="float">
            <text:p>94.45</text:p>
          </table:table-cell>
          <table:table-cell table:style-name="ce7" office:value-type="float" office:value="95.395" calcext:value-type="float">
            <text:p>95.40</text:p>
          </table:table-cell>
          <table:table-cell table:style-name="ce10" table:formula="of:=AVERAGE([.D62:.E62])" office:value-type="float" office:value="94.9205" calcext:value-type="float">
            <text:p>94.92</text:p>
          </table:table-cell>
          <table:table-cell table:style-name="ce12"/>
          <table:table-cell table:style-name="ce12" office:value-type="float" office:value="67" calcext:value-type="float">
            <text:p>67.0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388.6" calcext:value-type="float">
            <text:p>388.6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83.5205" calcext:value-type="float">
            <text:p>483.5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2]-[.P62]" office:value-type="float" office:value="0.0224999999999795" calcext:value-type="float">
            <text:p>0.02</text:p>
          </table:table-cell>
          <table:table-cell table:formula="of:=([.P62]-([.F62]+[.N62]))" office:value-type="float" office:value="388.5775" calcext:value-type="float">
            <text:p>388.58</text:p>
          </table:table-cell>
          <table:table-cell table:formula="of:=[.R62]/INTERNAL_40" office:value-type="float" office:value="61.6789682539683" calcext:value-type="float">
            <text:p>61.68</text:p>
          </table:table-cell>
          <table:table-cell table:formula="of:=[.R62]/EXTERNAL_40" office:value-type="float" office:value="66.9961206896552" calcext:value-type="float">
            <text:p>67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 office:value-type="string" calcext:value-type="string">
            <text:p>AB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113.408" calcext:value-type="float">
            <text:p>113.41</text:p>
          </table:table-cell>
          <table:table-cell table:style-name="ce10" table:formula="of:=AVERAGE([.D63:.E63])" office:value-type="float" office:value="112.844" calcext:value-type="float">
            <text:p>112.84</text:p>
          </table:table-cell>
          <table:table-cell table:style-name="ce12"/>
          <table:table-cell table:style-name="ce12" office:value-type="float" office:value="59.97" calcext:value-type="float">
            <text:p>59.97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347.826" calcext:value-type="float">
            <text:p>347.8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3]+VIA_13*[.L63]+VIA_16*[.M63]" office:value-type="float" office:value="22.8" calcext:value-type="float">
            <text:p>22.8</text:p>
          </table:table-cell>
          <table:table-cell table:style-name="ce12" table:formula="of:=[.I63]+[.J63]+[.N63]+[.F63]" office:value-type="float" office:value="483.47" calcext:value-type="float">
            <text:p>483.4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3]-[.P63]" office:value-type="float" office:value="-0.02800000000002" calcext:value-type="float">
            <text:p>-0.03</text:p>
          </table:table-cell>
          <table:table-cell table:formula="of:=([.P63]-([.F63]+[.N63]))" office:value-type="float" office:value="347.854" calcext:value-type="float">
            <text:p>347.85</text:p>
          </table:table-cell>
          <table:table-cell table:formula="of:=[.R63]/INTERNAL_40" office:value-type="float" office:value="55.2149206349206" calcext:value-type="float">
            <text:p>55.21</text:p>
          </table:table-cell>
          <table:table-cell table:formula="of:=[.R63]/EXTERNAL_40" office:value-type="float" office:value="59.9748275862069" calcext:value-type="float">
            <text:p>59.9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 office:value-type="string" calcext:value-type="string">
            <text:p>AA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6.864" calcext:value-type="float">
            <text:p>96.86</text:p>
          </table:table-cell>
          <table:table-cell table:style-name="ce7" office:value-type="float" office:value="97.837" calcext:value-type="float">
            <text:p>97.84</text:p>
          </table:table-cell>
          <table:table-cell table:style-name="ce10" table:formula="of:=AVERAGE([.D64:.E64])" office:value-type="float" office:value="97.3505" calcext:value-type="float">
            <text:p>97.35</text:p>
          </table:table-cell>
          <table:table-cell table:style-name="ce12"/>
          <table:table-cell table:style-name="ce12" office:value-type="float" office:value="66.58" calcext:value-type="float">
            <text:p>66.58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86.164" calcext:value-type="float">
            <text:p>386.16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float" office:value="483.5145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4]-[.P64]" office:value-type="float" office:value="0.0165000000000077" calcext:value-type="float">
            <text:p>0.02</text:p>
          </table:table-cell>
          <table:table-cell table:formula="of:=([.P64]-([.F64]+[.N64]))" office:value-type="float" office:value="386.1475" calcext:value-type="float">
            <text:p>386.15</text:p>
          </table:table-cell>
          <table:table-cell table:formula="of:=[.R64]/INTERNAL_40" office:value-type="float" office:value="61.293253968254" calcext:value-type="float">
            <text:p>61.29</text:p>
          </table:table-cell>
          <table:table-cell table:formula="of:=[.R64]/EXTERNAL_40" office:value-type="float" office:value="66.5771551724138" calcext:value-type="float">
            <text:p>66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 office:value-type="string" calcext:value-type="string">
            <text:p>AB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7.763" calcext:value-type="float">
            <text:p>107.76</text:p>
          </table:table-cell>
          <table:table-cell table:style-name="ce7" office:value-type="float" office:value="108.847" calcext:value-type="float">
            <text:p>108.85</text:p>
          </table:table-cell>
          <table:table-cell table:style-name="ce10" table:formula="of:=AVERAGE([.D65:.E65])" office:value-type="float" office:value="108.305" calcext:value-type="float">
            <text:p>108.31</text:p>
          </table:table-cell>
          <table:table-cell table:style-name="ce12"/>
          <table:table-cell table:style-name="ce12" office:value-type="float" office:value="64.69" calcext:value-type="float">
            <text:p>64.69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75.202" calcext:value-type="float">
            <text:p>375.2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float" office:value="483.507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5]-[.P65]" office:value-type="float" office:value="0.00900000000001455" calcext:value-type="float">
            <text:p>0.01</text:p>
          </table:table-cell>
          <table:table-cell table:formula="of:=([.P65]-([.F65]+[.N65]))" office:value-type="float" office:value="375.193" calcext:value-type="float">
            <text:p>375.19</text:p>
          </table:table-cell>
          <table:table-cell table:formula="of:=[.R65]/INTERNAL_40" office:value-type="float" office:value="59.5544444444444" calcext:value-type="float">
            <text:p>59.55</text:p>
          </table:table-cell>
          <table:table-cell table:formula="of:=[.R65]/EXTERNAL_40" office:value-type="float" office:value="64.6884482758621" calcext:value-type="float">
            <text:p>64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 office:value-type="string" calcext:value-type="string">
            <text:p>Y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1.768" calcext:value-type="float">
            <text:p>91.77</text:p>
          </table:table-cell>
          <table:table-cell table:style-name="ce7" office:value-type="float" office:value="92.69" calcext:value-type="float">
            <text:p>92.69</text:p>
          </table:table-cell>
          <table:table-cell table:style-name="ce10" table:formula="of:=AVERAGE([.D66:.E66])" office:value-type="float" office:value="92.229" calcext:value-type="float">
            <text:p>92.23</text:p>
          </table:table-cell>
          <table:table-cell table:style-name="ce12"/>
          <table:table-cell table:style-name="ce12" office:value-type="float" office:value="63.573" calcext:value-type="float">
            <text:p>63.57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368.7234" calcext:value-type="float">
            <text:p>368.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6]+VIA_13*[.L66]+VIA_16*[.M66]" office:value-type="float" office:value="22.8" calcext:value-type="float">
            <text:p>22.8</text:p>
          </table:table-cell>
          <table:table-cell table:style-name="ce12" table:formula="of:=[.I66]+[.J66]+[.N66]+[.F66]" office:value-type="float" office:value="483.7524" calcext:value-type="float">
            <text:p>483.75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6]-[.P66]" office:value-type="float" office:value="0.254399999999976" calcext:value-type="float">
            <text:p>0.25</text:p>
          </table:table-cell>
          <table:table-cell table:formula="of:=([.P66]-([.F66]+[.N66]))" office:value-type="float" office:value="368.469" calcext:value-type="float">
            <text:p>368.47</text:p>
          </table:table-cell>
          <table:table-cell table:formula="of:=[.R66]/INTERNAL_40" office:value-type="float" office:value="58.4871428571429" calcext:value-type="float">
            <text:p>58.49</text:p>
          </table:table-cell>
          <table:table-cell table:formula="of:=[.R66]/EXTERNAL_40" office:value-type="float" office:value="63.5291379310345" calcext:value-type="float">
            <text:p>63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402" calcext:value-type="float">
            <text:p>90.40</text:p>
          </table:table-cell>
          <table:table-cell table:style-name="ce7" office:value-type="float" office:value="91.31" calcext:value-type="float">
            <text:p>91.31</text:p>
          </table:table-cell>
          <table:table-cell table:style-name="ce10" table:formula="of:=AVERAGE([.D67:.E67])" office:value-type="float" office:value="90.856" calcext:value-type="float">
            <text:p>90.86</text:p>
          </table:table-cell>
          <table:table-cell table:style-name="ce12"/>
          <table:table-cell table:style-name="ce12" office:value-type="float" office:value="63.73" calcext:value-type="float">
            <text:p>63.73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369.634" calcext:value-type="float">
            <text:p>369.6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7]+VIA_13*[.L67]+VIA_16*[.M67]" office:value-type="float" office:value="22.8" calcext:value-type="float">
            <text:p>22.8</text:p>
          </table:table-cell>
          <table:table-cell table:style-name="ce12" table:formula="of:=[.I67]+[.J67]+[.N67]+[.F67]" office:value-type="float" office:value="483.29" calcext:value-type="float">
            <text:p>483.2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7]-[.P67]" office:value-type="float" office:value="-0.208000000000027" calcext:value-type="float">
            <text:p>-0.21</text:p>
          </table:table-cell>
          <table:table-cell table:formula="of:=([.P67]-([.F67]+[.N67]))" office:value-type="float" office:value="369.842" calcext:value-type="float">
            <text:p>369.84</text:p>
          </table:table-cell>
          <table:table-cell table:formula="of:=[.R67]/INTERNAL_40" office:value-type="float" office:value="58.7050793650794" calcext:value-type="float">
            <text:p>58.71</text:p>
          </table:table-cell>
          <table:table-cell table:formula="of:=[.R67]/EXTERNAL_40" office:value-type="float" office:value="63.7658620689655" calcext:value-type="float">
            <text:p>6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.47" calcext:value-type="float">
            <text:p>100.47</text:p>
          </table:table-cell>
          <table:table-cell table:style-name="ce7" office:value-type="float" office:value="101.48" calcext:value-type="float">
            <text:p>101.48</text:p>
          </table:table-cell>
          <table:table-cell table:style-name="ce10" table:formula="of:=AVERAGE([.D68:.E68])" office:value-type="float" office:value="100.975" calcext:value-type="float">
            <text:p>100.98</text:p>
          </table:table-cell>
          <table:table-cell table:style-name="ce12"/>
          <table:table-cell table:style-name="ce12" office:value-type="float" office:value="62.019" calcext:value-type="float">
            <text:p>62.02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59.7102" calcext:value-type="float">
            <text:p>359.7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8]+VIA_13*[.L68]+VIA_16*[.M68]" office:value-type="float" office:value="22.8" calcext:value-type="float">
            <text:p>22.8</text:p>
          </table:table-cell>
          <table:table-cell table:style-name="ce12" table:formula="of:=[.I68]+[.J68]+[.N68]+[.F68]" office:value-type="float" office:value="483.4852" calcext:value-type="float">
            <text:p>483.4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8]-[.P68]" office:value-type="float" office:value="-0.012800000000027" calcext:value-type="float">
            <text:p>-0.01</text:p>
          </table:table-cell>
          <table:table-cell table:formula="of:=([.P68]-([.F68]+[.N68]))" office:value-type="float" office:value="359.723" calcext:value-type="float">
            <text:p>359.72</text:p>
          </table:table-cell>
          <table:table-cell table:formula="of:=[.R68]/INTERNAL_40" office:value-type="float" office:value="57.0988888888889" calcext:value-type="float">
            <text:p>57.10</text:p>
          </table:table-cell>
          <table:table-cell table:formula="of:=[.R68]/EXTERNAL_40" office:value-type="float" office:value="62.0212068965517" calcext:value-type="float">
            <text:p>62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8.261" calcext:value-type="float">
            <text:p>108.26</text:p>
          </table:table-cell>
          <table:table-cell table:style-name="ce7" office:value-type="float" office:value="109.349" calcext:value-type="float">
            <text:p>109.35</text:p>
          </table:table-cell>
          <table:table-cell table:style-name="ce10" table:formula="of:=AVERAGE([.D69:.E69])" office:value-type="float" office:value="108.805" calcext:value-type="float">
            <text:p>108.81</text:p>
          </table:table-cell>
          <table:table-cell table:style-name="ce12"/>
          <table:table-cell table:style-name="ce12" office:value-type="float" office:value="64.581" calcext:value-type="float">
            <text:p>64.58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374.5698" calcext:value-type="float">
            <text:p>374.57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float" office:value="483.3748" calcext:value-type="float">
            <text:p>483.3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9]-[.P69]" office:value-type="float" office:value="-0.123199999999997" calcext:value-type="float">
            <text:p>-0.12</text:p>
          </table:table-cell>
          <table:table-cell table:formula="of:=([.P69]-([.F69]+[.N69]))" office:value-type="float" office:value="374.693" calcext:value-type="float">
            <text:p>374.69</text:p>
          </table:table-cell>
          <table:table-cell table:formula="of:=[.R69]/INTERNAL_40" office:value-type="float" office:value="59.4750793650794" calcext:value-type="float">
            <text:p>59.48</text:p>
          </table:table-cell>
          <table:table-cell table:formula="of:=[.R69]/EXTERNAL_40" office:value-type="float" office:value="64.6022413793103" calcext:value-type="float">
            <text:p>64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Y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844" calcext:value-type="float">
            <text:p>90.84</text:p>
          </table:table-cell>
          <table:table-cell table:style-name="ce7" office:value-type="float" office:value="91.757" calcext:value-type="float">
            <text:p>91.76</text:p>
          </table:table-cell>
          <table:table-cell table:style-name="ce10" table:formula="of:=AVERAGE([.D70:.E70])" office:value-type="float" office:value="91.3005" calcext:value-type="float">
            <text:p>91.30</text:p>
          </table:table-cell>
          <table:table-cell table:style-name="ce12"/>
          <table:table-cell table:style-name="ce12" office:value-type="float" office:value="63.779" calcext:value-type="float">
            <text:p>63.78</text:p>
          </table:table-cell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369.9182" calcext:value-type="float">
            <text:p>369.9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0]+VIA_13*[.L70]+VIA_16*[.M70]" office:value-type="float" office:value="22.8" calcext:value-type="float">
            <text:p>22.8</text:p>
          </table:table-cell>
          <table:table-cell table:style-name="ce12" table:formula="of:=[.I70]+[.J70]+[.N70]+[.F70]" office:value-type="float" office:value="484.0187" calcext:value-type="float">
            <text:p>484.0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0]-[.P70]" office:value-type="float" office:value="0.520700000000034" calcext:value-type="float">
            <text:p>0.52</text:p>
          </table:table-cell>
          <table:table-cell table:formula="of:=([.P70]-([.F70]+[.N70]))" office:value-type="float" office:value="369.3975" calcext:value-type="float">
            <text:p>369.40</text:p>
          </table:table-cell>
          <table:table-cell table:formula="of:=[.R70]/INTERNAL_40" office:value-type="float" office:value="58.6345238095238" calcext:value-type="float">
            <text:p>58.63</text:p>
          </table:table-cell>
          <table:table-cell table:formula="of:=[.R70]/EXTERNAL_40" office:value-type="float" office:value="63.689224137931" calcext:value-type="float">
            <text:p>63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A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8.038" calcext:value-type="float">
            <text:p>98.04</text:p>
          </table:table-cell>
          <table:table-cell table:style-name="ce7" office:value-type="float" office:value="99.024" calcext:value-type="float">
            <text:p>99.02</text:p>
          </table:table-cell>
          <table:table-cell table:style-name="ce10" table:formula="of:=AVERAGE([.D71:.E71])" office:value-type="float" office:value="98.531" calcext:value-type="float">
            <text:p>98.53</text:p>
          </table:table-cell>
          <table:table-cell table:style-name="ce12"/>
          <table:table-cell table:style-name="ce12" office:value-type="float" office:value="69.994" calcext:value-type="float">
            <text:p>69.99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384.967" calcext:value-type="float">
            <text:p>384.97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float" office:value="483.498" calcext:value-type="float">
            <text:p>483.50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V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963" calcext:value-type="float">
            <text:p>58.96</text:p>
          </table:table-cell>
          <table:table-cell table:style-name="ce8" office:value-type="float" office:value="59.556" calcext:value-type="float">
            <text:p>59.56</text:p>
          </table:table-cell>
          <table:table-cell table:formula="of:=AVERAGE([.D72:.E72])" office:value-type="float" office:value="59.2595" calcext:value-type="float">
            <text:p>59.26</text:p>
          </table:table-cell>
          <table:table-cell office:value-type="float" office:value="67.85" calcext:value-type="float">
            <text:p>67.85</text:p>
          </table:table-cell>
          <table:table-cell/>
          <table:table-cell table:formula="of:=[.G72]*INTERNAL_40" office:value-type="float" office:value="427.455" calcext:value-type="float">
            <text:p>427.46</text:p>
          </table:table-cell>
          <table:table-cell table:formula="of:=[.H72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2]+VIA_13*[.L72]+VIA_16*[.M72]" office:value-type="float" office:value="14.4" calcext:value-type="float">
            <text:p>14.4</text:p>
          </table:table-cell>
          <table:table-cell table:formula="of:=[.I72]+[.J72]+[.N72]+[.F72]" office:value-type="float" office:value="501.1145" calcext:value-type="float">
            <text:p>501.1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2]-[.P72]" office:value-type="float" office:value="0.0299999999999727" calcext:value-type="float">
            <text:p>0.03</text:p>
          </table:table-cell>
          <table:table-cell table:formula="of:=([.P72]-([.F72]+[.N72]))" office:value-type="float" office:value="427.425" calcext:value-type="float">
            <text:p>427.43</text:p>
          </table:table-cell>
          <table:table-cell table:formula="of:=[.R72]/INTERNAL_40" office:value-type="float" office:value="67.8452380952381" calcext:value-type="float">
            <text:p>67.85</text:p>
          </table:table-cell>
          <table:table-cell table:formula="of:=[.R72]/EXTERNAL_40" office:value-type="float" office:value="73.6939655172414" calcext:value-type="float">
            <text:p>73.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T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321" calcext:value-type="float">
            <text:p>58.32</text:p>
          </table:table-cell>
          <table:table-cell table:style-name="ce8" office:value-type="float" office:value="58.907" calcext:value-type="float">
            <text:p>58.91</text:p>
          </table:table-cell>
          <table:table-cell table:formula="of:=AVERAGE([.D73:.E73])" office:value-type="float" office:value="58.614" calcext:value-type="float">
            <text:p>58.61</text:p>
          </table:table-cell>
          <table:table-cell office:value-type="float" office:value="67.95" calcext:value-type="float">
            <text:p>67.95</text:p>
          </table:table-cell>
          <table:table-cell/>
          <table:table-cell table:formula="of:=[.G73]*INTERNAL_40" office:value-type="float" office:value="428.085" calcext:value-type="float">
            <text:p>428.09</text:p>
          </table:table-cell>
          <table:table-cell table:formula="of:=[.H73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3]+VIA_13*[.L73]+VIA_16*[.M73]" office:value-type="float" office:value="14.4" calcext:value-type="float">
            <text:p>14.4</text:p>
          </table:table-cell>
          <table:table-cell table:formula="of:=[.I73]+[.J73]+[.N73]+[.F73]" office:value-type="float" office:value="501.099" calcext:value-type="float">
            <text:p>501.10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3]-[.P73]" office:value-type="float" office:value="0.0144999999999982" calcext:value-type="float">
            <text:p>0.01</text:p>
          </table:table-cell>
          <table:table-cell table:formula="of:=([.P73]-([.F73]+[.N73]))" office:value-type="float" office:value="428.0705" calcext:value-type="float">
            <text:p>428.07</text:p>
          </table:table-cell>
          <table:table-cell table:formula="of:=[.R73]/INTERNAL_40" office:value-type="float" office:value="67.9476984126984" calcext:value-type="float">
            <text:p>67.95</text:p>
          </table:table-cell>
          <table:table-cell table:formula="of:=[.R73]/EXTERNAL_40" office:value-type="float" office:value="73.8052586206896" calcext:value-type="float">
            <text:p>73.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4.191" calcext:value-type="float">
            <text:p>64.19</text:p>
          </table:table-cell>
          <table:table-cell table:style-name="ce8" office:value-type="float" office:value="64.837" calcext:value-type="float">
            <text:p>64.84</text:p>
          </table:table-cell>
          <table:table-cell table:formula="of:=AVERAGE([.D74:.E74])" office:value-type="float" office:value="64.514" calcext:value-type="float">
            <text:p>64.51</text:p>
          </table:table-cell>
          <table:table-cell/>
          <table:table-cell office:value-type="float" office:value="71.381" calcext:value-type="float">
            <text:p>71.38</text:p>
          </table:table-cell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414.0098" calcext:value-type="float">
            <text:p>414.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4]+VIA_13*[.L74]+VIA_16*[.M74]" office:value-type="float" office:value="22.8" calcext:value-type="float">
            <text:p>22.8</text:p>
          </table:table-cell>
          <table:table-cell table:formula="of:=[.I74]+[.J74]+[.N74]+[.F74]" office:value-type="float" office:value="501.3238" calcext:value-type="float">
            <text:p>501.3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4]-[.P74]" office:value-type="float" office:value="0.239300000000071" calcext:value-type="float">
            <text:p>0.24</text:p>
          </table:table-cell>
          <table:table-cell table:formula="of:=([.P74]-([.F74]+[.N74]))" office:value-type="float" office:value="413.7705" calcext:value-type="float">
            <text:p>413.77</text:p>
          </table:table-cell>
          <table:table-cell table:formula="of:=[.R74]/INTERNAL_40" office:value-type="float" office:value="65.6778571428571" calcext:value-type="float">
            <text:p>65.68</text:p>
          </table:table-cell>
          <table:table-cell table:formula="of:=[.R74]/EXTERNAL_40" office:value-type="float" office:value="71.3397413793103" calcext:value-type="float">
            <text:p>71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9.229" calcext:value-type="float">
            <text:p>109.23</text:p>
          </table:table-cell>
          <table:table-cell table:style-name="ce8" office:value-type="float" office:value="110.327" calcext:value-type="float">
            <text:p>110.33</text:p>
          </table:table-cell>
          <table:table-cell table:formula="of:=AVERAGE([.D75:.E75])" office:value-type="float" office:value="109.778" calcext:value-type="float">
            <text:p>109.78</text:p>
          </table:table-cell>
          <table:table-cell/>
          <table:table-cell office:value-type="float" office:value="63.23" calcext:value-type="float">
            <text:p>63.23</text:p>
          </table:table-cell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366.734" calcext:value-type="float">
            <text:p>36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5]+VIA_13*[.L75]+VIA_16*[.M75]" office:value-type="float" office:value="22.8" calcext:value-type="float">
            <text:p>22.8</text:p>
          </table:table-cell>
          <table:table-cell table:formula="of:=[.I75]+[.J75]+[.N75]+[.F75]" office:value-type="float" office:value="499.312" calcext:value-type="float">
            <text:p>499.3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5]-[.P75]" office:value-type="float" office:value="-1.77249999999992" calcext:value-type="float">
            <text:p>-1.77</text:p>
          </table:table-cell>
          <table:table-cell table:formula="of:=([.P75]-([.F75]+[.N75]))" office:value-type="float" office:value="368.5065" calcext:value-type="float">
            <text:p>368.51</text:p>
          </table:table-cell>
          <table:table-cell table:formula="of:=[.R75]/INTERNAL_40" office:value-type="float" office:value="58.4930952380952" calcext:value-type="float">
            <text:p>58.49</text:p>
          </table:table-cell>
          <table:table-cell table:formula="of:=[.R75]/EXTERNAL_40" office:value-type="float" office:value="63.5356034482759" calcext:value-type="float">
            <text:p>63.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 office:value-type="string" calcext:value-type="string">
            <text:p>R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1.145" calcext:value-type="float">
            <text:p>61.15</text:p>
          </table:table-cell>
          <table:table-cell table:style-name="ce8" office:value-type="float" office:value="61.76" calcext:value-type="float">
            <text:p>61.76</text:p>
          </table:table-cell>
          <table:table-cell table:formula="of:=AVERAGE([.D76:.E76])" office:value-type="float" office:value="61.4525" calcext:value-type="float">
            <text:p>61.45</text:p>
          </table:table-cell>
          <table:table-cell office:value-type="float" office:value="67.582" calcext:value-type="float">
            <text:p>67.58</text:p>
          </table:table-cell>
          <table:table-cell/>
          <table:table-cell table:formula="of:=[.G76]*INTERNAL_40" office:value-type="float" office:value="425.7666" calcext:value-type="float">
            <text:p>425.77</text:p>
          </table:table-cell>
          <table:table-cell table:formula="of:=[.H76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6]+VIA_13*[.L76]+VIA_16*[.M76]" office:value-type="float" office:value="14.4" calcext:value-type="float">
            <text:p>14.4</text:p>
          </table:table-cell>
          <table:table-cell table:formula="of:=[.I76]+[.J76]+[.N76]+[.F76]" office:value-type="float" office:value="501.6191" calcext:value-type="float">
            <text:p>501.6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6]-[.P76]" office:value-type="float" office:value="0.534599999999955" calcext:value-type="float">
            <text:p>0.53</text:p>
          </table:table-cell>
          <table:table-cell table:formula="of:=([.P76]-([.F76]+[.N76]))" office:value-type="float" office:value="425.232" calcext:value-type="float">
            <text:p>425.23</text:p>
          </table:table-cell>
          <table:table-cell table:formula="of:=[.R76]/INTERNAL_40" office:value-type="float" office:value="67.4971428571429" calcext:value-type="float">
            <text:p>67.50</text:p>
          </table:table-cell>
          <table:table-cell table:formula="of:=[.R76]/EXTERNAL_40" office:value-type="float" office:value="73.3158620689655" calcext:value-type="float">
            <text:p>73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 office:value-type="string" calcext:value-type="string">
            <text:p>T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59" calcext:value-type="float">
            <text:p>57.59</text:p>
          </table:table-cell>
          <table:table-cell table:style-name="ce8" office:value-type="float" office:value="58.169" calcext:value-type="float">
            <text:p>58.17</text:p>
          </table:table-cell>
          <table:table-cell table:formula="of:=AVERAGE([.D77:.E77])" office:value-type="float" office:value="57.8795" calcext:value-type="float">
            <text:p>57.88</text:p>
          </table:table-cell>
          <table:table-cell office:value-type="float" office:value="68.129" calcext:value-type="float">
            <text:p>68.13</text:p>
          </table:table-cell>
          <table:table-cell/>
          <table:table-cell table:formula="of:=[.G77]*INTERNAL_40" office:value-type="float" office:value="429.2127" calcext:value-type="float">
            <text:p>429.21</text:p>
          </table:table-cell>
          <table:table-cell table:formula="of:=[.H77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7]+VIA_13*[.L77]+VIA_16*[.M77]" office:value-type="float" office:value="14.4" calcext:value-type="float">
            <text:p>14.4</text:p>
          </table:table-cell>
          <table:table-cell table:formula="of:=[.I77]+[.J77]+[.N77]+[.F77]" office:value-type="float" office:value="501.4922" calcext:value-type="float">
            <text:p>501.49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7]-[.P77]" office:value-type="float" office:value="0.407700000000091" calcext:value-type="float">
            <text:p>0.41</text:p>
          </table:table-cell>
          <table:table-cell table:formula="of:=([.P77]-([.F77]+[.N77]))" office:value-type="float" office:value="428.805" calcext:value-type="float">
            <text:p>428.81</text:p>
          </table:table-cell>
          <table:table-cell table:formula="of:=[.R77]/INTERNAL_40" office:value-type="float" office:value="68.0642857142857" calcext:value-type="float">
            <text:p>68.06</text:p>
          </table:table-cell>
          <table:table-cell table:formula="of:=[.R77]/EXTERNAL_40" office:value-type="float" office:value="73.9318965517241" calcext:value-type="float">
            <text:p>73.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901" calcext:value-type="float">
            <text:p>57.90</text:p>
          </table:table-cell>
          <table:table-cell table:style-name="ce8" office:value-type="float" office:value="58.483" calcext:value-type="float">
            <text:p>58.48</text:p>
          </table:table-cell>
          <table:table-cell table:formula="of:=AVERAGE([.D78:.E78])" office:value-type="float" office:value="58.192" calcext:value-type="float">
            <text:p>58.19</text:p>
          </table:table-cell>
          <table:table-cell office:value-type="float" office:value="68.01" calcext:value-type="float">
            <text:p>68.01</text:p>
          </table:table-cell>
          <table:table-cell/>
          <table:table-cell table:formula="of:=[.G78]*INTERNAL_40" office:value-type="float" office:value="428.463" calcext:value-type="float">
            <text:p>428.46</text:p>
          </table:table-cell>
          <table:table-cell table:formula="of:=[.H78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8]+VIA_13*[.L78]+VIA_16*[.M78]" office:value-type="float" office:value="14.4" calcext:value-type="float">
            <text:p>14.4</text:p>
          </table:table-cell>
          <table:table-cell table:formula="of:=[.I78]+[.J78]+[.N78]+[.F78]" office:value-type="float" office:value="501.05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8]-[.P78]" office:value-type="float" office:value="-0.0294999999999277" calcext:value-type="float">
            <text:p>-0.03</text:p>
          </table:table-cell>
          <table:table-cell table:formula="of:=([.P78]-([.F78]+[.N78]))" office:value-type="float" office:value="428.4925" calcext:value-type="float">
            <text:p>428.49</text:p>
          </table:table-cell>
          <table:table-cell table:formula="of:=[.R78]/INTERNAL_40" office:value-type="float" office:value="68.0146825396825" calcext:value-type="float">
            <text:p>68.01</text:p>
          </table:table-cell>
          <table:table-cell table:formula="of:=[.R78]/EXTERNAL_40" office:value-type="float" office:value="73.8780172413793" calcext:value-type="float">
            <text:p>73.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 office:value-type="string" calcext:value-type="string">
            <text:p>U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777" calcext:value-type="float">
            <text:p>57.78</text:p>
          </table:table-cell>
          <table:table-cell table:style-name="ce8" office:value-type="float" office:value="58.358" calcext:value-type="float">
            <text:p>58.36</text:p>
          </table:table-cell>
          <table:table-cell table:formula="of:=AVERAGE([.D79:.E79])" office:value-type="float" office:value="58.0675" calcext:value-type="float">
            <text:p>58.07</text:p>
          </table:table-cell>
          <table:table-cell office:value-type="float" office:value="68.03" calcext:value-type="float">
            <text:p>68.03</text:p>
          </table:table-cell>
          <table:table-cell/>
          <table:table-cell table:formula="of:=[.G79]*INTERNAL_40" office:value-type="float" office:value="428.589" calcext:value-type="float">
            <text:p>428.59</text:p>
          </table:table-cell>
          <table:table-cell table:formula="of:=[.H79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9]+VIA_13*[.L79]+VIA_16*[.M79]" office:value-type="float" office:value="14.4" calcext:value-type="float">
            <text:p>14.4</text:p>
          </table:table-cell>
          <table:table-cell table:formula="of:=[.I79]+[.J79]+[.N79]+[.F79]" office:value-type="float" office:value="501.056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9]-[.P79]" office:value-type="float" office:value="-0.0279999999999632" calcext:value-type="float">
            <text:p>-0.03</text:p>
          </table:table-cell>
          <table:table-cell table:formula="of:=([.P79]-([.F79]+[.N79]))" office:value-type="float" office:value="428.617" calcext:value-type="float">
            <text:p>428.62</text:p>
          </table:table-cell>
          <table:table-cell table:formula="of:=[.R79]/INTERNAL_40" office:value-type="float" office:value="68.0344444444444" calcext:value-type="float">
            <text:p>68.03</text:p>
          </table:table-cell>
          <table:table-cell table:formula="of:=[.R79]/EXTERNAL_40" office:value-type="float" office:value="73.8994827586207" calcext:value-type="float">
            <text:p>73.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 office:value-type="string" calcext:value-type="string">
            <text:p>Y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4.887" calcext:value-type="float">
            <text:p>94.89</text:p>
          </table:table-cell>
          <table:table-cell table:style-name="ce8" office:value-type="float" office:value="95.841" calcext:value-type="float">
            <text:p>95.84</text:p>
          </table:table-cell>
          <table:table-cell table:formula="of:=AVERAGE([.D80:.E80])" office:value-type="float" office:value="95.364" calcext:value-type="float">
            <text:p>95.36</text:p>
          </table:table-cell>
          <table:table-cell office:value-type="float" office:value="62.11" calcext:value-type="float">
            <text:p>62.11</text:p>
          </table:table-cell>
          <table:table-cell/>
          <table:table-cell table:formula="of:=[.G80]*INTERNAL_40" office:value-type="float" office:value="391.293" calcext:value-type="float">
            <text:p>391.29</text:p>
          </table:table-cell>
          <table:table-cell table:formula="of:=[.H80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80]+VIA_13*[.L80]+VIA_16*[.M80]" office:value-type="float" office:value="14.4" calcext:value-type="float">
            <text:p>14.4</text:p>
          </table:table-cell>
          <table:table-cell table:formula="of:=[.I80]+[.J80]+[.N80]+[.F80]" office:value-type="float" office:value="501.057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0]-[.P80]" office:value-type="float" office:value="-0.0274999999999181" calcext:value-type="float">
            <text:p>-0.03</text:p>
          </table:table-cell>
          <table:table-cell table:formula="of:=([.P80]-([.F80]+[.N80]))" office:value-type="float" office:value="391.3205" calcext:value-type="float">
            <text:p>391.32</text:p>
          </table:table-cell>
          <table:table-cell table:formula="of:=[.R80]/INTERNAL_40" office:value-type="float" office:value="62.1143650793651" calcext:value-type="float">
            <text:p>62.11</text:p>
          </table:table-cell>
          <table:table-cell table:formula="of:=[.R80]/EXTERNAL_40" office:value-type="float" office:value="67.4690517241379" calcext:value-type="float">
            <text:p>67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0.835" calcext:value-type="float">
            <text:p>70.84</text:p>
          </table:table-cell>
          <table:table-cell table:style-name="ce8" office:value-type="float" office:value="71.547" calcext:value-type="float">
            <text:p>71.55</text:p>
          </table:table-cell>
          <table:table-cell table:formula="of:=AVERAGE([.D81:.E81])" office:value-type="float" office:value="71.191" calcext:value-type="float">
            <text:p>71.19</text:p>
          </table:table-cell>
          <table:table-cell/>
          <table:table-cell office:value-type="float" office:value="74.017" calcext:value-type="float">
            <text:p>74.02</text:p>
          </table:table-cell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407.0935" calcext:value-type="float">
            <text:p>407.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81]+VIA_13*[.L81]+VIA_16*[.M81]" office:value-type="float" office:value="22.8" calcext:value-type="float">
            <text:p>22.8</text:p>
          </table:table-cell>
          <table:table-cell table:formula="of:=[.I81]+[.J81]+[.N81]+[.F81]" office:value-type="float" office:value="501.0845" calcext:value-type="float">
            <text:p>501.08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office:value-type="float" office:value="87.49" calcext:value-type="float">
            <text:p>87.49</text:p>
          </table:table-cell>
          <table:table-cell table:style-name="ce12"/>
          <table:table-cell table:style-name="ce12" table:formula="of:=[.G82]*INTERNAL_40" office:value-type="float" office:value="551.187" calcext:value-type="float">
            <text:p>551.19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2]+VIA_13*[.L82]+VIA_16*[.M82]" office:value-type="float" office:value="21.8" calcext:value-type="float">
            <text:p>21.8</text:p>
          </table:table-cell>
          <table:table-cell table:style-name="ce12" table:formula="of:=[.I82]+[.J82]+[.N82]+[.F82]" office:value-type="float" office:value="651.4905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2]-[.P82]" office:value-type="float" office:value="0.0254999999999654" calcext:value-type="float">
            <text:p>0.03</text:p>
          </table:table-cell>
          <table:table-cell table:formula="of:=([.P82]-([.F82]+[.N82]))" office:value-type="float" office:value="551.1615" calcext:value-type="float">
            <text:p>551.16</text:p>
          </table:table-cell>
          <table:table-cell table:formula="of:=[.R82]/INTERNAL_40" office:value-type="float" office:value="87.4859523809524" calcext:value-type="float">
            <text:p>87.49</text:p>
          </table:table-cell>
          <table:table-cell table:formula="of:=[.R82]/EXTERNAL_40" office:value-type="float" office:value="95.0278448275862" calcext:value-type="float">
            <text:p>95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/>
          <table:table-cell table:style-name="ce12" office:value-type="float" office:value="93.024" calcext:value-type="float">
            <text:p>93.02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539.5392" calcext:value-type="float">
            <text:p>539.54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653.6162" calcext:value-type="float">
            <text:p>653.62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3]-[.P83]" office:value-type="float" office:value="2.15120000000002" calcext:value-type="float">
            <text:p>2.15</text:p>
          </table:table-cell>
          <table:table-cell table:formula="of:=([.P83]-([.F83]+[.N83]))" office:value-type="float" office:value="537.388" calcext:value-type="float">
            <text:p>537.39</text:p>
          </table:table-cell>
          <table:table-cell table:formula="of:=[.R83]/INTERNAL_40" office:value-type="float" office:value="85.2996825396825" calcext:value-type="float">
            <text:p>85.30</text:p>
          </table:table-cell>
          <table:table-cell table:formula="of:=[.R83]/EXTERNAL_40" office:value-type="float" office:value="92.6531034482759" calcext:value-type="float">
            <text:p>92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/>
          <table:table-cell table:style-name="ce12" office:value-type="float" office:value="90.15" calcext:value-type="float">
            <text:p>90.15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522.87" calcext:value-type="float">
            <text:p>522.8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4]+VIA_13*[.L84]+VIA_16*[.M84]" office:value-type="float" office:value="22.8" calcext:value-type="float">
            <text:p>22.8</text:p>
          </table:table-cell>
          <table:table-cell table:style-name="ce12" table:formula="of:=[.I84]+[.J84]+[.N84]+[.F84]" office:value-type="float" office:value="651.49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4]-[.P84]" office:value-type="float" office:value="0.0250000000000909" calcext:value-type="float">
            <text:p>0.03</text:p>
          </table:table-cell>
          <table:table-cell table:formula="of:=([.P84]-([.F84]+[.N84]))" office:value-type="float" office:value="522.845" calcext:value-type="float">
            <text:p>522.85</text:p>
          </table:table-cell>
          <table:table-cell table:formula="of:=[.R84]/INTERNAL_40" office:value-type="float" office:value="82.9912698412698" calcext:value-type="float">
            <text:p>82.99</text:p>
          </table:table-cell>
          <table:table-cell table:formula="of:=[.R84]/EXTERNAL_40" office:value-type="float" office:value="90.1456896551724" calcext:value-type="float">
            <text:p>90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/>
          <table:table-cell table:style-name="ce12" office:value-type="float" office:value="94.21" calcext:value-type="float">
            <text:p>94.21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546.418" calcext:value-type="float">
            <text:p>546.42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651.484" calcext:value-type="float">
            <text:p>651.48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5]-[.P85]" office:value-type="float" office:value="0.0190000000000055" calcext:value-type="float">
            <text:p>0.02</text:p>
          </table:table-cell>
          <table:table-cell table:formula="of:=([.P85]-([.F85]+[.N85]))" office:value-type="float" office:value="546.399" calcext:value-type="float">
            <text:p>546.40</text:p>
          </table:table-cell>
          <table:table-cell table:formula="of:=[.R85]/INTERNAL_40" office:value-type="float" office:value="86.73" calcext:value-type="float">
            <text:p>86.73</text:p>
          </table:table-cell>
          <table:table-cell table:formula="of:=[.R85]/EXTERNAL_40" office:value-type="float" office:value="94.206724137931" calcext:value-type="float">
            <text:p>94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office:value-type="float" office:value="82.8" calcext:value-type="float">
            <text:p>82.80</text:p>
          </table:table-cell>
          <table:table-cell table:style-name="ce12"/>
          <table:table-cell table:style-name="ce12" table:formula="of:=[.G86]*INTERNAL_40" office:value-type="float" office:value="521.64" calcext:value-type="float">
            <text:p>521.64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6]+VIA_13*[.L86]+VIA_16*[.M86]" office:value-type="float" office:value="21.8" calcext:value-type="float">
            <text:p>21.8</text:p>
          </table:table-cell>
          <table:table-cell table:style-name="ce12" table:formula="of:=[.I86]+[.J86]+[.N86]+[.F86]" office:value-type="float" office:value="651.436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6]-[.P86]" office:value-type="float" office:value="-0.0289999999999964" calcext:value-type="float">
            <text:p>-0.03</text:p>
          </table:table-cell>
          <table:table-cell table:formula="of:=([.P86]-([.F86]+[.N86]))" office:value-type="float" office:value="521.669" calcext:value-type="float">
            <text:p>521.67</text:p>
          </table:table-cell>
          <table:table-cell table:formula="of:=[.R86]/INTERNAL_40" office:value-type="float" office:value="82.8046031746032" calcext:value-type="float">
            <text:p>82.80</text:p>
          </table:table-cell>
          <table:table-cell table:formula="of:=[.R86]/EXTERNAL_40" office:value-type="float" office:value="89.9429310344828" calcext:value-type="float">
            <text:p>89.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/>
          <table:table-cell table:style-name="ce12" office:value-type="float" office:value="89.4" calcext:value-type="float">
            <text:p>89.40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518.52" calcext:value-type="float">
            <text:p>518.5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7]+VIA_13*[.L87]+VIA_16*[.M87]" office:value-type="float" office:value="22.8" calcext:value-type="float">
            <text:p>22.8</text:p>
          </table:table-cell>
          <table:table-cell table:style-name="ce12" table:formula="of:=[.I87]+[.J87]+[.N87]+[.F87]" office:value-type="float" office:value="651.463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7]-[.P87]" office:value-type="float" office:value="-0.00199999999995271" calcext:value-type="float">
            <text:p>0.00</text:p>
          </table:table-cell>
          <table:table-cell table:formula="of:=([.P87]-([.F87]+[.N87]))" office:value-type="float" office:value="518.522" calcext:value-type="float">
            <text:p>518.52</text:p>
          </table:table-cell>
          <table:table-cell table:formula="of:=[.R87]/INTERNAL_40" office:value-type="float" office:value="82.3050793650794" calcext:value-type="float">
            <text:p>82.31</text:p>
          </table:table-cell>
          <table:table-cell table:formula="of:=[.R87]/EXTERNAL_40" office:value-type="float" office:value="89.4003448275862" calcext:value-type="float">
            <text:p>89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office:value-type="float" office:value="82.91" calcext:value-type="float">
            <text:p>82.91</text:p>
          </table:table-cell>
          <table:table-cell table:style-name="ce12"/>
          <table:table-cell table:style-name="ce12" table:formula="of:=[.G88]*INTERNAL_40" office:value-type="float" office:value="522.333" calcext:value-type="float">
            <text:p>522.33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8]+VIA_13*[.L88]+VIA_16*[.M88]" office:value-type="float" office:value="21.8" calcext:value-type="float">
            <text:p>21.8</text:p>
          </table:table-cell>
          <table:table-cell table:style-name="ce12" table:formula="of:=[.I88]+[.J88]+[.N88]+[.F88]" office:value-type="float" office:value="652.109" calcext:value-type="float">
            <text:p>652.11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8]-[.P88]" office:value-type="float" office:value="0.644000000000005" calcext:value-type="float">
            <text:p>0.64</text:p>
          </table:table-cell>
          <table:table-cell table:formula="of:=([.P88]-([.F88]+[.N88]))" office:value-type="float" office:value="521.689" calcext:value-type="float">
            <text:p>521.69</text:p>
          </table:table-cell>
          <table:table-cell table:formula="of:=[.R88]/INTERNAL_40" office:value-type="float" office:value="82.8077777777778" calcext:value-type="float">
            <text:p>82.81</text:p>
          </table:table-cell>
          <table:table-cell table:formula="of:=[.R88]/EXTERNAL_40" office:value-type="float" office:value="89.9463793103448" calcext:value-type="float">
            <text:p>89.9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/>
          <table:table-cell table:style-name="ce12" office:value-type="float" office:value="95.51" calcext:value-type="float">
            <text:p>95.51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553.958" calcext:value-type="float">
            <text:p>553.9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9]+VIA_13*[.L89]+VIA_16*[.M89]" office:value-type="float" office:value="22.8" calcext:value-type="float">
            <text:p>22.8</text:p>
          </table:table-cell>
          <table:table-cell table:style-name="ce12" table:formula="of:=[.I89]+[.J89]+[.N89]+[.F89]" office:value-type="float" office:value="651.522" calcext:value-type="float">
            <text:p>651.52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89]-[.P89]" office:value-type="float" office:value="0.0570000000000164" calcext:value-type="float">
            <text:p>0.06</text:p>
          </table:table-cell>
          <table:table-cell table:formula="of:=([.P89]-([.F89]+[.N89]))" office:value-type="float" office:value="553.901" calcext:value-type="float">
            <text:p>553.90</text:p>
          </table:table-cell>
          <table:table-cell table:formula="of:=[.R89]/INTERNAL_40" office:value-type="float" office:value="87.9207936507936" calcext:value-type="float">
            <text:p>87.92</text:p>
          </table:table-cell>
          <table:table-cell table:formula="of:=[.R89]/EXTERNAL_40" office:value-type="float" office:value="95.5001724137931" calcext:value-type="float">
            <text:p>95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/>
          <table:table-cell table:style-name="ce12" office:value-type="float" office:value="91" calcext:value-type="float">
            <text:p>91.00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527.8" calcext:value-type="float">
            <text:p>527.80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651.474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0]-[.P90]" office:value-type="float" office:value="0.00900000000001455" calcext:value-type="float">
            <text:p>0.01</text:p>
          </table:table-cell>
          <table:table-cell table:formula="of:=([.P90]-([.F90]+[.N90]))" office:value-type="float" office:value="527.791" calcext:value-type="float">
            <text:p>527.79</text:p>
          </table:table-cell>
          <table:table-cell table:formula="of:=[.R90]/INTERNAL_40" office:value-type="float" office:value="83.7763492063492" calcext:value-type="float">
            <text:p>83.78</text:p>
          </table:table-cell>
          <table:table-cell table:formula="of:=[.R90]/EXTERNAL_40" office:value-type="float" office:value="90.9984482758621" calcext:value-type="float">
            <text:p>91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 office:value-type="float" office:value="80.52" calcext:value-type="float">
            <text:p>80.52</text:p>
          </table:table-cell>
          <table:table-cell table:style-name="ce12"/>
          <table:table-cell table:style-name="ce12" table:formula="of:=[.G91]*INTERNAL_40" office:value-type="float" office:value="507.276" calcext:value-type="float">
            <text:p>507.28</text:p>
          </table:table-cell>
          <table:table-cell table:style-name="ce12" table:formula="of:=[.H9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1]+VIA_13*[.L91]+VIA_16*[.M91]" office:value-type="float" office:value="21.8" calcext:value-type="float">
            <text:p>21.8</text:p>
          </table:table-cell>
          <table:table-cell table:style-name="ce12" table:formula="of:=[.I91]+[.J91]+[.N91]+[.F91]" office:value-type="float" office:value="651.466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1]-[.P91]" office:value-type="float" office:value="0.000999999999976353" calcext:value-type="float">
            <text:p>0.00</text:p>
          </table:table-cell>
          <table:table-cell table:formula="of:=([.P91]-([.F91]+[.N91]))" office:value-type="float" office:value="507.275" calcext:value-type="float">
            <text:p>507.28</text:p>
          </table:table-cell>
          <table:table-cell table:formula="of:=[.R91]/INTERNAL_40" office:value-type="float" office:value="80.5198412698413" calcext:value-type="float">
            <text:p>80.52</text:p>
          </table:table-cell>
          <table:table-cell table:formula="of:=[.R91]/EXTERNAL_40" office:value-type="float" office:value="87.4612068965517" calcext:value-type="float">
            <text:p>87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 office:value-type="float" office:value="83.36" calcext:value-type="float">
            <text:p>83.36</text:p>
          </table:table-cell>
          <table:table-cell table:style-name="ce12"/>
          <table:table-cell table:style-name="ce12" table:formula="of:=[.G92]*INTERNAL_40" office:value-type="float" office:value="525.168" calcext:value-type="float">
            <text:p>525.17</text:p>
          </table:table-cell>
          <table:table-cell table:style-name="ce12" table:formula="of:=[.H92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92]+VIA_13*[.L92]+VIA_16*[.M92]" office:value-type="float" office:value="14.4" calcext:value-type="float">
            <text:p>14.4</text:p>
          </table:table-cell>
          <table:table-cell table:style-name="ce12" table:formula="of:=[.I92]+[.J92]+[.N92]+[.F92]" office:value-type="float" office:value="651.444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2]-[.P92]" office:value-type="float" office:value="-0.0209999999999582" calcext:value-type="float">
            <text:p>-0.02</text:p>
          </table:table-cell>
          <table:table-cell table:formula="of:=([.P92]-([.F92]+[.N92]))" office:value-type="float" office:value="525.189" calcext:value-type="float">
            <text:p>525.19</text:p>
          </table:table-cell>
          <table:table-cell table:formula="of:=[.R92]/INTERNAL_40" office:value-type="float" office:value="83.3633333333333" calcext:value-type="float">
            <text:p>83.36</text:p>
          </table:table-cell>
          <table:table-cell table:formula="of:=[.R92]/EXTERNAL_40" office:value-type="float" office:value="90.5498275862069" calcext:value-type="float">
            <text:p>90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/>
          <table:table-cell table:style-name="ce12" office:value-type="float" office:value="94.39" calcext:value-type="float">
            <text:p>94.39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547.462" calcext:value-type="float">
            <text:p>547.4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3]+VIA_13*[.L93]+VIA_16*[.M93]" office:value-type="float" office:value="22.8" calcext:value-type="float">
            <text:p>22.8</text:p>
          </table:table-cell>
          <table:table-cell table:style-name="ce12" table:formula="of:=[.I93]+[.J93]+[.N93]+[.F93]" office:value-type="float" office:value="651.493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3]-[.P93]" office:value-type="float" office:value="0.02800000000002" calcext:value-type="float">
            <text:p>0.03</text:p>
          </table:table-cell>
          <table:table-cell table:formula="of:=([.P93]-([.F93]+[.N93]))" office:value-type="float" office:value="547.434" calcext:value-type="float">
            <text:p>547.43</text:p>
          </table:table-cell>
          <table:table-cell table:formula="of:=[.R93]/INTERNAL_40" office:value-type="float" office:value="86.8942857142857" calcext:value-type="float">
            <text:p>86.89</text:p>
          </table:table-cell>
          <table:table-cell table:formula="of:=[.R93]/EXTERNAL_40" office:value-type="float" office:value="94.3851724137931" calcext:value-type="float">
            <text:p>94.3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 office:value-type="float" office:value="80.08" calcext:value-type="float">
            <text:p>80.08</text:p>
          </table:table-cell>
          <table:table-cell table:style-name="ce12"/>
          <table:table-cell table:style-name="ce12" table:formula="of:=[.G94]*INTERNAL_40" office:value-type="float" office:value="504.504" calcext:value-type="float">
            <text:p>504.50</text:p>
          </table:table-cell>
          <table:table-cell table:style-name="ce12" table:formula="of:=[.H9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4]+VIA_13*[.L94]+VIA_16*[.M94]" office:value-type="float" office:value="21.8" calcext:value-type="float">
            <text:p>21.8</text:p>
          </table:table-cell>
          <table:table-cell table:style-name="ce12" table:formula="of:=[.I94]+[.J94]+[.N94]+[.F94]" office:value-type="float" office:value="651.456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4]-[.P94]" office:value-type="float" office:value="-0.00899999999990087" calcext:value-type="float">
            <text:p>-0.01</text:p>
          </table:table-cell>
          <table:table-cell table:formula="of:=([.P94]-([.F94]+[.N94]))" office:value-type="float" office:value="504.513" calcext:value-type="float">
            <text:p>504.51</text:p>
          </table:table-cell>
          <table:table-cell table:formula="of:=[.R94]/INTERNAL_40" office:value-type="float" office:value="80.0814285714286" calcext:value-type="float">
            <text:p>80.08</text:p>
          </table:table-cell>
          <table:table-cell table:formula="of:=[.R94]/EXTERNAL_40" office:value-type="float" office:value="86.985" calcext:value-type="float">
            <text:p>86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 office:value-type="float" office:value="82.06" calcext:value-type="float">
            <text:p>82.06</text:p>
          </table:table-cell>
          <table:table-cell table:style-name="ce12"/>
          <table:table-cell table:style-name="ce12" table:formula="of:=[.G95]*INTERNAL_40" office:value-type="float" office:value="516.978" calcext:value-type="float">
            <text:p>516.98</text:p>
          </table:table-cell>
          <table:table-cell table:style-name="ce12" table:formula="of:=[.H95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5]+VIA_13*[.L95]+VIA_16*[.M95]" office:value-type="float" office:value="21.8" calcext:value-type="float">
            <text:p>21.8</text:p>
          </table:table-cell>
          <table:table-cell table:style-name="ce12" table:formula="of:=[.I95]+[.J95]+[.N95]+[.F95]" office:value-type="float" office:value="651.479" calcext:value-type="float">
            <text:p>651.48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5]-[.P95]" office:value-type="float" office:value="0.01400000000001" calcext:value-type="float">
            <text:p>0.01</text:p>
          </table:table-cell>
          <table:table-cell table:formula="of:=([.P95]-([.F95]+[.N95]))" office:value-type="float" office:value="516.964" calcext:value-type="float">
            <text:p>516.96</text:p>
          </table:table-cell>
          <table:table-cell table:formula="of:=[.R95]/INTERNAL_40" office:value-type="float" office:value="82.0577777777778" calcext:value-type="float">
            <text:p>82.06</text:p>
          </table:table-cell>
          <table:table-cell table:formula="of:=[.R95]/EXTERNAL_40" office:value-type="float" office:value="89.131724137931" calcext:value-type="float">
            <text:p>89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/>
          <table:table-cell table:style-name="ce12" office:value-type="float" office:value="93.56" calcext:value-type="float">
            <text:p>93.56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542.648" calcext:value-type="float">
            <text:p>542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6]+VIA_13*[.L96]+VIA_16*[.M96]" office:value-type="float" office:value="22.8" calcext:value-type="float">
            <text:p>22.8</text:p>
          </table:table-cell>
          <table:table-cell table:style-name="ce12" table:formula="of:=[.I96]+[.J96]+[.N96]+[.F96]" office:value-type="float" office:value="651.467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6]-[.P96]" office:value-type="float" office:value="0.00200000000006639" calcext:value-type="float">
            <text:p>0.00</text:p>
          </table:table-cell>
          <table:table-cell table:formula="of:=([.P96]-([.F96]+[.N96]))" office:value-type="float" office:value="542.646" calcext:value-type="float">
            <text:p>542.65</text:p>
          </table:table-cell>
          <table:table-cell table:formula="of:=[.R96]/INTERNAL_40" office:value-type="float" office:value="86.1342857142857" calcext:value-type="float">
            <text:p>86.13</text:p>
          </table:table-cell>
          <table:table-cell table:formula="of:=[.R96]/EXTERNAL_40" office:value-type="float" office:value="93.5596551724138" calcext:value-type="float">
            <text:p>93.5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/>
          <table:table-cell table:style-name="ce12" office:value-type="float" office:value="90.076" calcext:value-type="float">
            <text:p>90.08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522.4408" calcext:value-type="float">
            <text:p>522.4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7]+VIA_13*[.L97]+VIA_16*[.M97]" office:value-type="float" office:value="22.8" calcext:value-type="float">
            <text:p>22.8</text:p>
          </table:table-cell>
          <table:table-cell table:style-name="ce12" table:formula="of:=[.I97]+[.J97]+[.N97]+[.F97]" office:value-type="float" office:value="651.7908" calcext:value-type="float">
            <text:p>651.7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7]-[.P97]" office:value-type="float" office:value="0.325799999999958" calcext:value-type="float">
            <text:p>0.33</text:p>
          </table:table-cell>
          <table:table-cell table:formula="of:=([.P97]-([.F97]+[.N97]))" office:value-type="float" office:value="522.115" calcext:value-type="float">
            <text:p>522.12</text:p>
          </table:table-cell>
          <table:table-cell table:formula="of:=[.R97]/INTERNAL_40" office:value-type="float" office:value="82.8753968253968" calcext:value-type="float">
            <text:p>82.88</text:p>
          </table:table-cell>
          <table:table-cell table:formula="of:=[.R97]/EXTERNAL_40" office:value-type="float" office:value="90.0198275862069" calcext:value-type="float">
            <text:p>90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/>
          <table:table-cell table:style-name="ce12" office:value-type="float" office:value="92.8" calcext:value-type="float">
            <text:p>92.80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538.24" calcext:value-type="float">
            <text:p>538.24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651.457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8]-[.P98]" office:value-type="float" office:value="-0.00799999999992451" calcext:value-type="float">
            <text:p>-0.01</text:p>
          </table:table-cell>
          <table:table-cell table:formula="of:=([.P98]-([.F98]+[.N98]))" office:value-type="float" office:value="538.248" calcext:value-type="float">
            <text:p>538.25</text:p>
          </table:table-cell>
          <table:table-cell table:formula="of:=[.R98]/INTERNAL_40" office:value-type="float" office:value="85.4361904761905" calcext:value-type="float">
            <text:p>85.44</text:p>
          </table:table-cell>
          <table:table-cell table:formula="of:=[.R98]/EXTERNAL_40" office:value-type="float" office:value="92.8013793103448" calcext:value-type="float">
            <text:p>92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office:value-type="float" office:value="89.79" calcext:value-type="float">
            <text:p>89.79</text:p>
          </table:table-cell>
          <table:table-cell table:style-name="ce12"/>
          <table:table-cell table:style-name="ce12" table:formula="of:=[.G99]*INTERNAL_40" office:value-type="float" office:value="565.677" calcext:value-type="float">
            <text:p>565.6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9]+VIA_13*[.L99]+VIA_16*[.M99]" office:value-type="float" office:value="21.8" calcext:value-type="float">
            <text:p>21.8</text:p>
          </table:table-cell>
          <table:table-cell table:style-name="ce12" table:formula="of:=[.I99]+[.J99]+[.N99]+[.F99]" office:value-type="float" office:value="651.4665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99]-[.P99]" office:value-type="float" office:value="0.00150000000007822" calcext:value-type="float">
            <text:p>0.00</text:p>
          </table:table-cell>
          <table:table-cell table:formula="of:=([.P99]-([.F99]+[.N99]))" office:value-type="float" office:value="565.6755" calcext:value-type="float">
            <text:p>565.68</text:p>
          </table:table-cell>
          <table:table-cell table:formula="of:=[.R99]/INTERNAL_40" office:value-type="float" office:value="89.7897619047619" calcext:value-type="float">
            <text:p>89.79</text:p>
          </table:table-cell>
          <table:table-cell table:formula="of:=[.R99]/EXTERNAL_40" office:value-type="float" office:value="97.5302586206897" calcext:value-type="float">
            <text:p>9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/>
          <table:table-cell table:style-name="ce12" office:value-type="float" office:value="88.17" calcext:value-type="float">
            <text:p>88.1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511.386" calcext:value-type="float">
            <text:p>511.39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651.444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0]-[.P100]" office:value-type="float" office:value="-0.0209999999999582" calcext:value-type="float">
            <text:p>-0.02</text:p>
          </table:table-cell>
          <table:table-cell table:formula="of:=([.P100]-([.F100]+[.N100]))" office:value-type="float" office:value="511.407" calcext:value-type="float">
            <text:p>511.41</text:p>
          </table:table-cell>
          <table:table-cell table:formula="of:=[.R100]/INTERNAL_40" office:value-type="float" office:value="81.1757142857143" calcext:value-type="float">
            <text:p>81.18</text:p>
          </table:table-cell>
          <table:table-cell table:formula="of:=[.R100]/EXTERNAL_40" office:value-type="float" office:value="88.1736206896552" calcext:value-type="float">
            <text:p>88.1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office:value-type="float" office:value="88.419" calcext:value-type="float">
            <text:p>88.42</text:p>
          </table:table-cell>
          <table:table-cell table:style-name="ce12"/>
          <table:table-cell table:style-name="ce12" table:formula="of:=[.G101]*INTERNAL_40" office:value-type="float" office:value="557.0397" calcext:value-type="float">
            <text:p>557.04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1]+VIA_13*[.L101]+VIA_16*[.M101]" office:value-type="float" office:value="14.4" calcext:value-type="float">
            <text:p>14.4</text:p>
          </table:table-cell>
          <table:table-cell table:style-name="ce12" table:formula="of:=[.I101]+[.J101]+[.N101]+[.F101]" office:value-type="float" office:value="651.4037" calcext:value-type="float">
            <text:p>651.40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1]-[.P101]" office:value-type="float" office:value="-0.0613000000000739" calcext:value-type="float">
            <text:p>-0.06</text:p>
          </table:table-cell>
          <table:table-cell table:formula="of:=([.P101]-([.F101]+[.N101]))" office:value-type="float" office:value="557.101" calcext:value-type="float">
            <text:p>557.10</text:p>
          </table:table-cell>
          <table:table-cell table:formula="of:=[.R101]/INTERNAL_40" office:value-type="float" office:value="88.4287301587301" calcext:value-type="float">
            <text:p>88.43</text:p>
          </table:table-cell>
          <table:table-cell table:formula="of:=[.R101]/EXTERNAL_40" office:value-type="float" office:value="96.0518965517241" calcext:value-type="float">
            <text:p>96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/>
          <table:table-cell table:style-name="ce12" office:value-type="float" office:value="90.218" calcext:value-type="float">
            <text:p>90.22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523.2644" calcext:value-type="float">
            <text:p>523.26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650.9304" calcext:value-type="float">
            <text:p>650.93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2]-[.P102]" office:value-type="float" office:value="-0.534599999999955" calcext:value-type="float">
            <text:p>-0.53</text:p>
          </table:table-cell>
          <table:table-cell table:formula="of:=([.P102]-([.F102]+[.N102]))" office:value-type="float" office:value="523.799" calcext:value-type="float">
            <text:p>523.80</text:p>
          </table:table-cell>
          <table:table-cell table:formula="of:=[.R102]/INTERNAL_40" office:value-type="float" office:value="83.1426984126984" calcext:value-type="float">
            <text:p>83.14</text:p>
          </table:table-cell>
          <table:table-cell table:formula="of:=[.R102]/EXTERNAL_40" office:value-type="float" office:value="90.3101724137931" calcext:value-type="float">
            <text:p>90.3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12"/>
          <table:table-cell table:style-name="ce12" table:formula="of:=[.G103]*INTERNAL_40" office:value-type="float" office:value="568.386" calcext:value-type="float">
            <text:p>568.39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3]+VIA_13*[.L103]+VIA_16*[.M103]" office:value-type="float" office:value="21.8" calcext:value-type="float">
            <text:p>21.8</text:p>
          </table:table-cell>
          <table:table-cell table:style-name="ce12" table:formula="of:=[.I103]+[.J103]+[.N103]+[.F103]" office:value-type="float" office:value="651.455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3]-[.P103]" office:value-type="float" office:value="-0.00999999999999091" calcext:value-type="float">
            <text:p>-0.01</text:p>
          </table:table-cell>
          <table:table-cell table:formula="of:=([.P103]-([.F103]+[.N103]))" office:value-type="float" office:value="568.396" calcext:value-type="float">
            <text:p>568.40</text:p>
          </table:table-cell>
          <table:table-cell table:formula="of:=[.R103]/INTERNAL_40" office:value-type="float" office:value="90.2215873015873" calcext:value-type="float">
            <text:p>90.22</text:p>
          </table:table-cell>
          <table:table-cell table:formula="of:=[.R103]/EXTERNAL_40" office:value-type="float" office:value="97.9993103448276" calcext:value-type="float">
            <text:p>98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office:value-type="float" office:value="88.53" calcext:value-type="float">
            <text:p>88.53</text:p>
          </table:table-cell>
          <table:table-cell table:style-name="ce12"/>
          <table:table-cell table:style-name="ce12" table:formula="of:=[.G104]*INTERNAL_40" office:value-type="float" office:value="557.739" calcext:value-type="float">
            <text:p>557.74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4]+VIA_13*[.L104]+VIA_16*[.M104]" office:value-type="float" office:value="21.8" calcext:value-type="float">
            <text:p>21.8</text:p>
          </table:table-cell>
          <table:table-cell table:style-name="ce12" table:formula="of:=[.I104]+[.J104]+[.N104]+[.F104]" office:value-type="float" office:value="654.691" calcext:value-type="float">
            <text:p>654.6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4]-[.P104]" office:value-type="float" office:value="3.22600000000011" calcext:value-type="float">
            <text:p>3.23</text:p>
          </table:table-cell>
          <table:table-cell table:formula="of:=([.P104]-([.F104]+[.N104]))" office:value-type="float" office:value="554.513" calcext:value-type="float">
            <text:p>554.51</text:p>
          </table:table-cell>
          <table:table-cell table:formula="of:=[.R104]/INTERNAL_40" office:value-type="float" office:value="88.0179365079365" calcext:value-type="float">
            <text:p>88.02</text:p>
          </table:table-cell>
          <table:table-cell table:formula="of:=[.R104]/EXTERNAL_40" office:value-type="float" office:value="95.6056896551724" calcext:value-type="float">
            <text:p>95.6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/>
          <table:table-cell table:style-name="ce12" office:value-type="float" office:value="93.03" calcext:value-type="float">
            <text:p>93.03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539.574" calcext:value-type="float">
            <text:p>539.57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651.437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5]-[.P105]" office:value-type="float" office:value="-0.02800000000002" calcext:value-type="float">
            <text:p>-0.03</text:p>
          </table:table-cell>
          <table:table-cell table:formula="of:=([.P105]-([.F105]+[.N105]))" office:value-type="float" office:value="539.602" calcext:value-type="float">
            <text:p>539.60</text:p>
          </table:table-cell>
          <table:table-cell table:formula="of:=[.R105]/INTERNAL_40" office:value-type="float" office:value="85.6511111111111" calcext:value-type="float">
            <text:p>85.65</text:p>
          </table:table-cell>
          <table:table-cell table:formula="of:=[.R105]/EXTERNAL_40" office:value-type="float" office:value="93.0348275862069" calcext:value-type="float">
            <text:p>93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 office:value-type="float" office:value="82.86" calcext:value-type="float">
            <text:p>82.86</text:p>
          </table:table-cell>
          <table:table-cell table:style-name="ce12"/>
          <table:table-cell table:style-name="ce12" table:formula="of:=[.G106]*INTERNAL_40" office:value-type="float" office:value="522.018" calcext:value-type="float">
            <text:p>522.02</text:p>
          </table:table-cell>
          <table:table-cell table:style-name="ce12" table:formula="of:=[.H106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6]+VIA_13*[.L106]+VIA_16*[.M106]" office:value-type="float" office:value="14.4" calcext:value-type="float">
            <text:p>14.4</text:p>
          </table:table-cell>
          <table:table-cell table:style-name="ce12" table:formula="of:=[.I106]+[.J106]+[.N106]+[.F106]" office:value-type="float" office:value="651.485" calcext:value-type="float">
            <text:p>651.49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6]-[.P106]" office:value-type="float" office:value="0.0200000000000955" calcext:value-type="float">
            <text:p>0.02</text:p>
          </table:table-cell>
          <table:table-cell table:formula="of:=([.P106]-([.F106]+[.N106]))" office:value-type="float" office:value="521.998" calcext:value-type="float">
            <text:p>522.00</text:p>
          </table:table-cell>
          <table:table-cell table:formula="of:=[.R106]/INTERNAL_40" office:value-type="float" office:value="82.8568253968254" calcext:value-type="float">
            <text:p>82.86</text:p>
          </table:table-cell>
          <table:table-cell table:formula="of:=[.R106]/EXTERNAL_40" office:value-type="float" office:value="89.9996551724138" calcext:value-type="float">
            <text:p>9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office:value-type="float" office:value="87.63" calcext:value-type="float">
            <text:p>87.63</text:p>
          </table:table-cell>
          <table:table-cell table:style-name="ce12"/>
          <table:table-cell table:style-name="ce12" table:formula="of:=[.G107]*INTERNAL_40" office:value-type="float" office:value="552.069" calcext:value-type="float">
            <text:p>552.07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7]+VIA_13*[.L107]+VIA_16*[.M107]" office:value-type="float" office:value="21.8" calcext:value-type="float">
            <text:p>21.8</text:p>
          </table:table-cell>
          <table:table-cell table:style-name="ce12" table:formula="of:=[.I107]+[.J107]+[.N107]+[.F107]" office:value-type="float" office:value="651.463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7]-[.P107]" office:value-type="float" office:value="-0.00199999999995271" calcext:value-type="float">
            <text:p>0.00</text:p>
          </table:table-cell>
          <table:table-cell table:formula="of:=([.P107]-([.F107]+[.N107]))" office:value-type="float" office:value="552.071" calcext:value-type="float">
            <text:p>552.07</text:p>
          </table:table-cell>
          <table:table-cell table:formula="of:=[.R107]/INTERNAL_40" office:value-type="float" office:value="87.6303174603174" calcext:value-type="float">
            <text:p>87.63</text:p>
          </table:table-cell>
          <table:table-cell table:formula="of:=[.R107]/EXTERNAL_40" office:value-type="float" office:value="95.1846551724138" calcext:value-type="float">
            <text:p>95.1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93" calcext:value-type="float">
            <text:p>93.0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539.4" calcext:value-type="float">
            <text:p>539.4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651.465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539.4" calcext:value-type="float">
            <text:p>539.40</text:p>
          </table:table-cell>
          <table:table-cell table:formula="of:=[.R108]/INTERNAL_40" office:value-type="float" office:value="85.6190476190476" calcext:value-type="float">
            <text:p>85.62</text:p>
          </table:table-cell>
          <table:table-cell table:formula="of:=[.R108]/EXTERNAL_40" office:value-type="float" office:value="93" calcext:value-type="float">
            <text:p>93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84.63" calcext:value-type="float">
            <text:p>84.63</text:p>
          </table:table-cell>
          <table:table-cell table:style-name="ce12"/>
          <table:table-cell table:style-name="ce12" table:formula="of:=[.G109]*INTERNAL_40" office:value-type="float" office:value="533.169" calcext:value-type="float">
            <text:p>533.17</text:p>
          </table:table-cell>
          <table:table-cell table:style-name="ce12" table:formula="of:=[.H10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651.441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09]-[.P109]" office:value-type="float" office:value="-0.0240000000000009" calcext:value-type="float">
            <text:p>-0.02</text:p>
          </table:table-cell>
          <table:table-cell table:formula="of:=([.P109]-([.F109]+[.N109]))" office:value-type="float" office:value="533.193" calcext:value-type="float">
            <text:p>533.19</text:p>
          </table:table-cell>
          <table:table-cell table:formula="of:=[.R109]/INTERNAL_40" office:value-type="float" office:value="84.6338095238095" calcext:value-type="float">
            <text:p>84.63</text:p>
          </table:table-cell>
          <table:table-cell table:formula="of:=[.R109]/EXTERNAL_40" office:value-type="float" office:value="91.9298275862069" calcext:value-type="float">
            <text:p>91.9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/>
          <table:table-cell table:style-name="ce12" office:value-type="float" office:value="95" calcext:value-type="float">
            <text:p>95.00</text:p>
          </table:table-cell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551" calcext:value-type="float">
            <text:p>551.00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651.443" calcext:value-type="float">
            <text:p>651.44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0]-[.P110]" office:value-type="float" office:value="-0.0219999999999345" calcext:value-type="float">
            <text:p>-0.02</text:p>
          </table:table-cell>
          <table:table-cell table:formula="of:=([.P110]-([.F110]+[.N110]))" office:value-type="float" office:value="551.022" calcext:value-type="float">
            <text:p>551.02</text:p>
          </table:table-cell>
          <table:table-cell table:formula="of:=[.R110]/INTERNAL_40" office:value-type="float" office:value="87.4638095238095" calcext:value-type="float">
            <text:p>87.46</text:p>
          </table:table-cell>
          <table:table-cell table:formula="of:=[.R110]/EXTERNAL_40" office:value-type="float" office:value="95.0037931034483" calcext:value-type="float">
            <text:p>9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office:value-type="float" office:value="88.534" calcext:value-type="float">
            <text:p>88.53</text:p>
          </table:table-cell>
          <table:table-cell table:style-name="ce12"/>
          <table:table-cell table:style-name="ce12" table:formula="of:=[.G111]*INTERNAL_40" office:value-type="float" office:value="557.7642" calcext:value-type="float">
            <text:p>557.76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11]+VIA_13*[.L111]+VIA_16*[.M111]" office:value-type="float" office:value="21.8" calcext:value-type="float">
            <text:p>21.8</text:p>
          </table:table-cell>
          <table:table-cell table:style-name="ce12" table:formula="of:=[.I111]+[.J111]+[.N111]+[.F111]" office:value-type="float" office:value="651.4617" calcext:value-type="float">
            <text:p>651.46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1]-[.P111]" office:value-type="float" office:value="-0.00329999999985375" calcext:value-type="float">
            <text:p>0.00</text:p>
          </table:table-cell>
          <table:table-cell table:formula="of:=([.P111]-([.F111]+[.N111]))" office:value-type="float" office:value="557.7675" calcext:value-type="float">
            <text:p>557.77</text:p>
          </table:table-cell>
          <table:table-cell table:formula="of:=[.R111]/INTERNAL_40" office:value-type="float" office:value="88.5345238095238" calcext:value-type="float">
            <text:p>88.53</text:p>
          </table:table-cell>
          <table:table-cell table:formula="of:=[.R111]/EXTERNAL_40" office:value-type="float" office:value="96.1668103448276" calcext:value-type="float">
            <text:p>96.1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/>
          <table:table-cell table:style-name="ce12" office:value-type="float" office:value="94.94" calcext:value-type="float">
            <text:p>94.94</text:p>
          </table:table-cell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550.652" calcext:value-type="float">
            <text:p>550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2]+VIA_13*[.L112]+VIA_16*[.M112]" office:value-type="float" office:value="22.8" calcext:value-type="float">
            <text:p>22.8</text:p>
          </table:table-cell>
          <table:table-cell table:style-name="ce12" table:formula="of:=[.I112]+[.J112]+[.N112]+[.F112]" office:value-type="float" office:value="651.47" calcext:value-type="float">
            <text:p>651.47</text:p>
          </table:table-cell>
          <table:table-cell table:style-name="ce12" table:formula="of:=CLK" office:value-type="float" office:value="651.465" calcext:value-type="float">
            <text:p>651.47</text:p>
          </table:table-cell>
          <table:table-cell table:style-name="ce16" table:formula="of:=[.O112]-[.P112]" office:value-type="float" office:value="0.00499999999999545" calcext:value-type="float">
            <text:p>0.00</text:p>
          </table:table-cell>
          <table:table-cell table:formula="of:=([.P112]-([.F112]+[.N112]))" office:value-type="float" office:value="550.647" calcext:value-type="float">
            <text:p>550.65</text:p>
          </table:table-cell>
          <table:table-cell table:formula="of:=[.R112]/INTERNAL_40" office:value-type="float" office:value="87.4042857142857" calcext:value-type="float">
            <text:p>87.40</text:p>
          </table:table-cell>
          <table:table-cell table:formula="of:=[.R112]/EXTERNAL_40" office:value-type="float" office:value="94.9391379310345" calcext:value-type="float">
            <text:p>94.94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7:33:10.91828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13T23:37:09.844784176</dc:date>
    <meta:editing-duration>P10DT2H17M50S</meta:editing-duration>
    <meta:editing-cycles>290</meta:editing-cycles>
    <meta:document-statistic meta:table-count="1" meta:cell-count="1874" meta:object-count="0"/>
  </office:meta>
</office:document-meta>
</file>